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0pt" fo:font-weight="bold" style:font-size-asian="10pt" style:font-weight-asian="bold" style:font-size-complex="10pt" style:font-weight-complex="bold"/>
    </style:style>
    <style:style style:name="ce4" style:family="table-cell" style:parent-style-name="Default">
      <style:text-properties fo:font-style="normal" style:font-style-asian="normal" style:font-style-complex="normal"/>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row table:style-name="ro1">
          <table:table-cell office:value-type="string" calcext:value-type="string">
            <text:p>Images</text:p>
          </table:table-cell>
          <table:table-cell table:style-name="ce1" office:value-type="string" calcext:value-type="string">
            <text:p>Tesseract</text:p>
          </table:table-cell>
          <table:table-cell table:style-name="ce1" office:value-type="string" calcext:value-type="string">
            <text:p>EasyOCR</text:p>
          </table:table-cell>
          <table:table-cell table:style-name="ce1" office:value-type="string" calcext:value-type="string">
            <text:p>Paddle_ocr</text:p>
          </table:table-cell>
          <table:table-cell table:style-name="ce2"/>
        </table:table-row>
        <table:table-row table:style-name="ro1">
          <table:table-cell office:value-type="string" calcext:value-type="string">
            <text:p>output1.jpg</text:p>
          </table:table-cell>
          <table:table-cell office:value-type="string" calcext:value-type="string">
            <text:p>EVOKER <text:s/>UILD <text:s/>Ca <text:s/>A WIZARD WHO CREATES BITTER COLD, SEARING FLAME, ROLLING THUNDER, CRACKLING LIGHTNING, AND BURNING ACID <text:s/>Hir Diz: <text:s/>1D6 <text:s/>At first level, you have Armor <text:s/>6 hit points, plus your or Dexterity, and <text:s text:c="4"/>Constitution modifier <text:s/>Add your proficiency bonus to the Weapons make with daggers, darts, slings. quarterstaffs, and light <text:s/>crossbows. When wielding other weapons, yo cy bonus to the attack rofl <text:s/>proficis <text:s text:c="4"/>Saving Add yo <text:s/>Wisdom saving throw. <text:s/>Your spelleasting is tied to your Intelligence, so it should be your highest ability score. Your next highest score should be Dexterity. to avoid getting hit, followed by Constitution, to maintain concentration when you are hit <text:s text:c="4"/>You have special training or a certain knack in two skills. Consider choosing two from Arcana, History, and Investigation. When you make a skill check using either of these skills, you add, your proficiency bonus. <text:s/>‘Starting Consider starting with the following, in addition Equipment to the equipment granted by your background +a dagger, and a spelibook <text:s/>ne focus, a scholar’s pack, <text:s/>Spellg You can cast spells from the wizard spell list. You (PHB 114) know three cantrips. Consider evocation cantrips, such as dancing lights, fire bolt, <text:s/>frostbite, shocking grasp, or thunderclap. You -arry the rest of your spells in your spellbook, which at first has six Istlevel spells. Consider adding evocation spells to it, such as burning hands, chromatic orb, earth tremor, magic missile, and thunderwave. Round it out with find familiar. You can prepare a number of spells <text:s/>to 1 + your Intelligence modifier. <text:s/>PROFICIENCIES <text:s/>As a wizard, you aren't trained in the u you wear armor of wield a shield, you hi <text:s/>ability check, saving throw, o <text:s text:c="4"/>ast spells. hours <text:s text:c="4"/>@ FEATURE <text:s text:c="7"/>ofarmoror shields. If Arcane Recovery disadvantage on any (PHB115): Most ack roll that inve spelicasters need 8 <text:s text:c="10"/>er any of their spent ttack roll for any attack you spells. You only need <text:s/>an hour of rest to re: <text:s text:c="6"/>cover some of yours <text:s text:c="10"/>Just make sure ye <text:s/>have your spelbook <text:s text:c="4"/>proficiency bonus when making an Intelligence or at hand <text:s/>2nD LEVEL S <text:s/>Your hit points increase by 146 + your <text:s/>Con modifier. Unlike Ist level you must <text:s/>roll for these hit points or take the average (4) <text:s/>You gain another Hit Die (total of 246) <text:s/>The gold and time you must spend to copy an evocation spell into your spellbook is halved. <text:s/>(PHB 117) <text:s/>Sculpt You can spare at least two allies from the effect c <text:s/>Spells your area spells. <text:s/>(PHB 117) <text:s/>Spells You gain another Ist-level spell slot. Add two spells to your spelibook. You can prepare a number of spells equal to 2 + your Intelligence <text:s text:c="3"/></text:p>
          </table:table-cell>
          <table:table-cell office:value-type="string" calcext:value-type="string">
            <text:p>GUILD EvoKER WIzARD Who CREATES Bitter COLD; SEARINC FLAME, ROLLINC THUnDER; CRACKLINC LICHTNinc; AND BURNINC ACID 2 HIT DIE: PROFICIENCIES FEATURE 1d6 #MrtL you arcnt Irnined in thc uec of arior or chiclds I( Arcanc Rccotcry #car Mrinor wicld # shicld you have dixadantage on any (PHB !5E Moxt At fint laicl Jou hai Arnor ability chcck *uing throw; or allack roll that imohr&gt; Strcngth ~pclleastcn nced 8 6 hit pOint ~ plusrour or Dcxterity; andyou can t CuSt houn dmx t0 TccOl Constitution modilies cr an} ol = Fpcnt Add your prolicieney bonus to the attack rollforany attackJou Lou only nced Wcapons make with daggcra dartsslinga quartcrstalfs and light an hour ol rst t0 TC croasbows When Wiclding other e caponsJou don t add Jour coicr ~omnc olyoun proliciency bonus to the nttnck rolll Just makc sure Jou hnr your ~pcllbook Saving Add vour proliciency bonus uhen making an Intelligence or hand Throws Wasdom MVIng throw: 1ST LEvEL 2ND LEVEL Ability Your spcllcasting is ticd to your Intelligence 5o it hit points increa-cb; Id6 Jour Scorcs should be wour highcstability score. Your next Constitution modilier Unlike Istkdiou must highest score should be Dexterity. t0 avoid rolllor Ineee hut points Or the aterage (4) getting hit; followed by Constitution mainmin Hou another Hit Die (total of 2do) concentralion when are hil Evocation The gold and time Jou must spend to copF an Skills Hou have special training or, certin knackIn Suvant ucution into }our spcllbuokis haked twoskill: Consider choosing two from Arcana (PHB [7) Histony and Intcstigation_ Whcn You make chcck using cithcr of thcec skill-.you Add Sculpt You can ~pare at Icay (#o aIlies from thc elfect of sour proficiency bonus Spclls Jour area ~pclls (PHB [17) Starting Consider starting With the following addition Equipment t0 the eqipment granted by your background Spells You gain another Ic leel spell -lot- Add tKo darrer; arane locu scholar = paick: spcll-toyour ~pcIlbook You €an prepare ^ and spcllbook number of -pell- cqual t0 2 Jour Intclligence modilice Spclls You can €ust spell- (rom the wizard spcll list. You (PHB [14) know thrce cantrips Consider cocation cantnps such dancing lights firc bolt: Irostbite; shocking grap or thunderclap You camy (hc rest oi your I jour spcIlbook: Khich A fint hass4 lel-kavel Consider adding cvocation spelL t0 Such a3 buming hande chromatic orb; canth trenior; magIt missile;and thundenwa Round it out with find familiar You can prcparc numbcr ol spclla four Intclligencc modificr cl thcir E pcIl Your <text:s/>Lkc Rain , Unu Fpcll skill <text:s/>spcIls EpIls</text:p>
          </table:table-cell>
          <table:table-cell office:value-type="string" calcext:value-type="string">
            <text:p>EVOKER AWIZARDWHO BURNING ACID +2 HIT DIE PROFICIENCIES FEATURE 106 shiclds.I wield n shicldLv PHB115 Yi ST BEVBI ABVE 4 eeffecto B11</text:p>
          </table:table-cell>
          <table:table-cell/>
        </table:table-row>
        <table:table-row table:style-name="ro1">
          <table:table-cell office:value-type="string" calcext:value-type="string">
            <text:p>output2.jpg</text:p>
          </table:table-cell>
          <table:table-cell office:value-type="string" calcext:value-type="string">
            <text:p><text:s text:c="6"/>xa AiO UN AUTO <text:s text:c="11"/>{ u pashupatiauto2071 @gmail.com <text:s text:c="4"/>Dae ece ey cyt <text:s text:c="8"/>Byerly \E aloo motorcycle parts.. </text:p>
          </table:table-cell>
          <table:table-cell office:value-type="string" calcext:value-type="string">
            <text:p>PASHUPATI AUTO 056-570333, 570848 pashupatiauto2071@gmail com Deal 2 All kind of motorcycle parts.</text:p>
          </table:table-cell>
          <table:table-cell table:number-columns-repeated="2"/>
        </table:table-row>
        <table:table-row table:style-name="ro1">
          <table:table-cell office:value-type="string" calcext:value-type="string">
            <text:p>output3.jpg</text:p>
          </table:table-cell>
          <table:table-cell office:value-type="string" calcext:value-type="string">
            <text:p><text:s text:c="3"/>igar-1, Sauraha chowk, Chitwan, Nepal <text:s/># <text:s/>| Ujan Shrestha <text:s text:c="4"/>&amp;, -977 9045144186 ee Ramji Subedi Thakur Tiwari Wart ya ee toe ele <text:s/>Des AOA cesar mer \ +977 sesv6rne2 Pr ey wa dreamtechnepal@gmail com <text:s/>ne </text:p>
          </table:table-cell>
          <table:table-cell office:value-type="string" calcext:value-type="string">
            <text:p>complete L.T schticn Dream Tech Nepal ream Tech Nepal Ratnanagar-1, Sauraha chowk; Chitwan; Nepal Ravi Tiwari Ujan Shrestha Sottwore Engineer Sr Devcloper 011 9151a4ibg 4971 9ra5ogoar} Ramji Subedi Thakur Tiwari +977 056-561726 andoid Developxy Maheling Mainarer WTWdreamtechnepaleom 41761TZ 4911 9845}a048z dreamtechnepalegmailcom</text:p>
          </table:table-cell>
          <table:table-cell office:value-type="string" calcext:value-type="string">
            <text:p>A complete l.T Solutior DreamTechNepal ream Tech Nepal Ratnanagar-1hChitwanN RaviTiwari Ujan Shrestha 5r.Developer Software Enginee 97798A5144186 +977984506968 Ramji Subedi ThakurTiwari +977056-561726 Android Developer Mar heling Managet www.dreamtechnepal.com 97798A7677182 +9770845340482 Xdreamtechnepalegmail.com</text:p>
          </table:table-cell>
          <table:table-cell/>
        </table:table-row>
        <table:table-row table:style-name="ro1">
          <table:table-cell office:value-type="string" calcext:value-type="string">
            <text:p>output4.jpg</text:p>
          </table:table-cell>
          <table:table-cell/>
          <table:table-cell office:value-type="string" calcext:value-type="string">
            <text:p>Pro. Kamal Raj Bhusal 9845079053 Mett 9815275623 (Anish) Market Shaheed Chouk Mestha Chitwan Narjyangarlt MEGHA bis5al31Sgmnailcom Computer € Mobile Solution REMEMBER US FOR Sales € Repair of Laptop All Cotputecompucer Accessories. Mobile; Mobile</text:p>
          </table:table-cell>
          <table:table-cell office:value-type="string" calcext:value-type="string">
            <text:p>Pro.Kamal Raj Bhusa 9845079053 9815275623 (Anish) MEGHA 056-572327 bhusalk915@gmail.com REMEMBERUS FOR Sales ERepair of Mobile Accessores</text:p>
          </table:table-cell>
          <table:table-cell/>
        </table:table-row>
        <table:table-row table:style-name="ro1">
          <table:table-cell office:value-type="string" calcext:value-type="string">
            <text:p>output5.jpg</text:p>
          </table:table-cell>
          <table:table-cell office:value-type="string" calcext:value-type="string">
            <text:p><text:s text:c="6"/>management due to the poor security of all documents, papers, and ot! to daily transactions and inventory. For each good and each suppli <text:s/>records have been kept, which takes a long time and is useless for futu <text:s text:c="4"/>addition, due to inadequate sales and inventory manage ret calculating the quantity sold every day for each item and the useful inventory | products <text:s/>Food, pharmaceuticals, cosmetics, and beverages are all perishable things tha <text:s/>left to rot. Normally, spoiling is avoided by adopting first-in-first-out (FIFO) management, which assures that the first product received is distributed to « <text:s/>Manual inventory tracking is one of the reported issues, making it difficult toma <text:s/>of inventory. Asa result, if inventory controls are not in place, FIFO will not worl <text:s/>inventory management systems lack the necessary tools to predict future sales <text:s/>Another issue that has been noticed is that retailers are still utilizing Excel-based in management, which is antiquated and ineffective. They will perish if they do not or automate soon enough by getting online or using a proper automated system. It only outdated, time-consuming, and inefficient, but it also has a high potential for <text:s/>mistake. <text:s/>1.3. Objectives <text:s/>Because the present framework only provides limited functionality to customers, <text:s/>project provides stores with improved and more adaptable functionality. The object <text:s/>include: e To perform basic data management functions such as "add", "edit", "delete <text:s/>"update" will be accessible. <text:s/>e To provide notifications about the remaining number of stocks so as to n <text:s/>stock <text:s/>e To produce reports based on revenue <text:s/>e To predict future monthly sales based on previously recorded mont 1 ARIMA model <text:s/>e To generate bills regarding the customer sales <text:s text:c="6"/></text:p>
          </table:table-cell>
          <table:table-cell office:value-type="string" calcext:value-type="string">
            <text:p>management dueto the poor security of all documents; papers, and other materials related to daily transactions and inventory: For each good and each supplier; a large number of records have been kept, which takes a time and is useless for future reference. In addition, due to inadequate <text:s text:c="2"/>sales and <text:s text:c="2"/>inventory <text:s/>management, <text:s/>retailers have <text:s text:c="2"/>trouble calculating the quantity sold every day for each item and the useful inventory level of the produets. Food , pharmaceuticals, cosmetics, and beverages are all perishable that will spoil if left to rot Normally, spoiling is avoided by adopting first-in-first-out (FIFO) inventory management, which assures that the first product received is distributed to customers first Manual inventory tracking is one of the reported issues, making it difficult to maintain track of inventory. As a result, if inventory controls are not in place, FIFO will not work. Existing inventory management systems lack the necessary tools to predict future sales_ Another issue that has been noticed is that retailers are still utilizing Excel-based inventory management, which is antiquated and ineffective. They will perish if they do not scale up or automate soon enough by getting online or using a proper automated system: It is not only outdated, time-consuming, and inefficient, but it also has a high potential for human mistake 1.3.Objectives Because the present <text:s/>framework only provides limited <text:s text:c="2"/>functionality to customers, <text:s/>this project provides stores with improved and more adaptable functionality _ The objectives include: To perform basic data management functions such as "add", "edit", "delete" , and "update" will be accessible. To provide notifications about the remaining number of stocks so as t0 maintain stock. To luce reports based on revenue. To predict future monthly sales based on previously recorded monthly sales using ARIMA model: To generate bills regarding the customer sales. long things prod,</text:p>
          </table:table-cell>
          <table:table-cell office:value-type="string" calcext:value-type="string">
            <text:p>roduct t the first product received is distributed to customers re not in place,FIFOwill not work.Existing ntory management systems lack the necessary tools to predict future sale it which is antiquated and ineffective. They will perish if they do not i enough by getting onlir nistak 1.3.Objective ject provides stores with improved and more remaining number of stocks To predict future</text:p>
          </table:table-cell>
          <table:table-cell/>
        </table:table-row>
        <table:table-row table:style-name="ro1">
          <table:table-cell office:value-type="string" calcext:value-type="string">
            <text:p>output6.jpg</text:p>
          </table:table-cell>
          <table:table-cell office:value-type="string" calcext:value-type="string">
            <text:p>92 | AF-5380P3PR User Manual <text:s/>3. Main system <text:s/>CPU EMMA3SLU/LP (MIPS32 4KEc CPU, 440MIPS@ | ee <text:s/>PBS B00 OD situs gle <text:s/>Flash Memory a | Graphic &amp; SystemDDRSDRAM..__|_ 128Mbytes (1 DDRII SDRAM) <text:s/>4. AN Data In/Out <text:s/>hy 2 ? | RCA VIDEO Video Output (CVBS) <text:s/>AUDIO RIL RCA/Cinch Volume &amp; Mute Control USB 2.0 Host Interface A-Type Vertical Connector <text:s/>Input Voltage 90 to 300 Vac, 50Hz/60Hz Safety And EMC <text:s/>Operating Temperature 45°C ~+50C Storage Temperature 40 ~+70C <text:s/>Size(W X D X F) 230 x 190 x 40 mm <text:s/>Weight(Net) 2.0Kg approximate <text:s text:c="3"/></text:p>
          </table:table-cell>
          <table:table-cell office:value-type="string" calcext:value-type="string">
            <text:p>52 IAF-538P3PR User Manual 3 Main system CPU EMMABSLLP (MIPS32 4KEc CPU, 44OMIPS@ 288MHz) Flash Memory 16 Mbytes Graphic &amp; System DDR SDRAM 128Mbytes DDRII SDRAM) 4 AN Data InlOut RCA VIDEO Video Output (CVBS) AUDIO RIL RCACinch Volume &amp; Mute Control USB 2.0 Host Interface A-Type Vertical Connector 5.Power Supply Input Voltage 90 to 300 Vac; S0HzI6OHz Type SMPS Power Consumption Max 3Watts Protection Intemal Fuse Safety And EMC For Country Regulation 6 Environment Operating Temperature +59C ~ +508C Storage Temperature 40*C ~+70C 8 <text:s/>Physical Specification Size(WXDXH) 230x 190 x 40 mm Weight(Net) 2 0Kg approximate</text:p>
          </table:table-cell>
          <table:table-cell office:value-type="string" calcext:value-type="string">
            <text:p>52 |AF-5380P3PR User 3.Mainy CPU 288MHz Flash Memory 16Mbytes Graphic &amp; System DDR SDRAM 128Mbytes (1 DDRII SDRAM 4. AV Data In/Out RCAVIDEC Video Output (CVBS) AUDIOR/L RCACinch Volume&amp;Mute Contr USB 2.0 Host Inte A-TypeVertical Connectc 5.Power Supply InputVoltage ype Mlax 30Wat Protectior ntemal Fus Safety And EMC untryRe 6.Environment +5~+500 Operating Temperatur Storage Temperature 40C~+70 8.PyialSpecification 230x190x40mm Size(W X D X H) Weight(Net 2.0Kg approxin</text:p>
          </table:table-cell>
          <table:table-cell/>
        </table:table-row>
        <table:table-row table:style-name="ro1">
          <table:table-cell office:value-type="string" calcext:value-type="string">
            <text:p>output7.jpg</text:p>
          </table:table-cell>
          <table:table-cell office:value-type="string" calcext:value-type="string">
            <text:p>pill No. <text:s/>08 00 903 13 <text:s text:c="3"/></text:p>
          </table:table-cell>
          <table:table-cell office:value-type="string" calcext:value-type="string">
            <text:p>Mlodel Swcop LHJFZUHUUHHII Ei No Dekg UiM1s Londilions: 4tn78vd Mjnccltu Ucjc <text:s/>Imt nri€ TrcYa&gt; Funlie :autadciaJung CeliaLt Vumcnic ICEi_ AAn yM "nairoy%|n Qujnczo Nrica Irc: 76vnidea uidi {lure Aaicae To eauc Lcaner_ildSy Gce Mift Gon vGam Jukilt cc Dotoaruron_ Vene aur? MtnP= 4ujiJut WeczubieEt Tuttelaqunna WA Ane <text:s/>na [3cju$ Eedla[4s DOcCLRC Ilra Tax Jocnectt Tanreniecc &amp;enoni Uacti= Genif mlmer ~umci Ancacl Jelc Ootlcd haran nor amre Om IUEC ` uic? Jque Aci {uly Ehre 'Uiun Ianan Taks Metan SAt Waacun #enniv*JKh Unr <text:s/>cijinalncc #~ian 1net Saaeete 4cMaDr Mslie Pauy ac Ginnc(Ao usnau CauDr; compalibla /~qulalor (Normal Muecd Hiah &amp;eed Aniticngrota yen `cd 01n 'eoli:tur nnr(GWit Uncvti #Peeu 4Col ficctc rruLiatoe IikeU Clie h T!n1in1e CARE360 oa dI a t nenooncu citomer indetonul Xn7 clefuorie #Muator ASSUKARCL encH LIFIGILHCT Miotu anyrtCcmcduulor XAci Lane Tail Fred: No. 1X00 03oj_ 1300 103 1313 or Fomnl no not Aelicabl- for Concoilnains Aet <text:s/>il {FEn ater T</text:p>
          </table:table-cell>
          <table:table-cell office:value-type="string" calcext:value-type="string">
            <text:p>Model/ Swe d.Hianwpieea Y CARE360 010313</text:p>
          </table:table-cell>
          <table:table-cell/>
        </table:table-row>
        <table:table-row table:style-name="ro1">
          <table:table-cell office:value-type="string" calcext:value-type="string">
            <text:p>output8.jpg</text:p>
          </table:table-cell>
          <table:table-cell office:value-type="string" calcext:value-type="string">
            <text:p><text:s text:c="37"/>CHAPTER 1: INTRODUCTION <text:s/>1.1. Background <text:s/>lanagement software, which provides a quick and easy user interface tI vithout prior in-depth understanding of the computer nost popular tools for managing responsibility for enterprises, organizati ler | entory Management is now seen not only as a cost-cutting tool, but <text:s/>apon that, when used effectively, may reduce inventory carrying sts <text:s/>1.2. Problem Definition </text:p>
          </table:table-cell>
          <table:table-cell office:value-type="string" calcext:value-type="string">
            <text:p>CHAPTER I: INTRODUCTION 1.1. Background The retail and wholesale industry are one of the sectors that is rapidly expanding to satisfy customer' $ <text:s/>demand in specific areas. Consumers can choose from a variety of outlets, ranging from hypermarkets t0 mini markets, depending on their preferences. Essentially, a store offers d wide variety of ucts and services t0 the end-user from a wholesaler or supplier: Inventory management software, which provides a and easy user interface that can be used by anybody without prior in-depth understanding of the computer system; is one of' the most tools for managing responsibility for enterprises, organizations; or retailers. Inventory management is now seen not only as a cost-cutting tool, but also as a tactical weapon that, when used effectively, may reduce inventory carrying costs, market share, improve customer service levels; and improve corporate efficiency <text:s/>Inventory Management System is an improvised web-based inventory system aimed at retai] businesses. For the development of this system; it uses ASP NET Core for build inventory systems, python is integrated for the liction of product sales and for data storage MSSQLis used. This project uses an ARIMA model which is used to predict future sales using past month S sales data. This project aims to avoid product overstock by integrating monthly sales with the store's inventory level, analyze the inventory data and forecasts product sales, the new proposed system <text:s/>makes it very easy for staff to track of new and old stock and provide notifications about the remaining number of stocks_ It is highly effective and efficient in terms of 'obtaining data, and it does not allow for data manipulation . As the firm market expands; more employees will be hired , necessitating theneed forjob assignment, therefore it includes a feature that allows each role to have its own purpose_ 1.2. Problem Definition Inventory management <text:s/>is one of the most important aspects of running a successful business. <text:s/>Retailers, on the other hand, continue to overlook the necessity of inventory prod quick popular gain ling pred keep</text:p>
          </table:table-cell>
          <table:table-cell table:number-columns-repeated="2"/>
        </table:table-row>
        <table:table-row table:style-name="ro1">
          <table:table-cell office:value-type="string" calcext:value-type="string">
            <text:p>Output9.jpg</text:p>
          </table:table-cell>
          <table:table-cell office:value-type="string" calcext:value-type="string">
            <text:p>R <text:s/>Respiratory Stimulants, 201 <text:s/>$s srissieiitaaeiaataacetANitaitiiianaaaialsiisiaiaiaiil Sedative, 291 <text:s/>Selective Alpha (a) Blocker, 148 <text:s/>Selective serotonin reuptake inhibitor (SSRI), 321 <text:s/>Selective Serotonin Re-uptake Inhibitors (SSRI), 324 <text:s/>Sex Hormone, 274 <text:s/>Stimulants, 289 <text:s/>Sub-conjunctival injection, 369 <text:s/>Sub-lingual administration, 6 <text:s/>Sublingual Medication, 423 <text:s/>Suppositories, 15 <text:s/>Surfactant, 225 <text:s/>Sympatholytic, 333 <text:s/>Sympathomimetics, 328 <text:s/>Sympathomimetics, 373 <text:s/>Se eg ee eee Thrombolytics, 165 <text:s/>Tricyclic and related Antidepressant Drugs, 321 <text:s/>Tricyclic group, 322 <text:s/>U Heer ere eee ern ———— <text:s/>Ulcer Healing Drugs, 215 Universal Antidote, 393 Urinary Antiseptics, 240 Urinary antispasmodic, 243 | <text:s/>Vv , Vasodilator, 141, 149 <text:s/>Ww <text:s/>eases en A Water Soluble Vitamins, 383 <text:s/>Ways of using Insulin Pens, 427 <text:s/>Pocket Book of Drugs /524 <text:s text:c="3"/></text:p>
          </table:table-cell>
          <table:table-cell office:value-type="string" calcext:value-type="string">
            <text:p>R Respiratory Stimulants, 201 S Sedative, 291 Selective Alpha (a) Blocker, 148 Selective serotonin reuptake inhibitor (SSRI), 321 Selective Serotonin Re-uptake Inhibitors (SSRI) 324 Sex Hormone, 274 Stimulants, 289 Sub-conjunctival injection, 369 Sub-lingual administration, 6 Sublingual Medication, 423 Suppositories, 15 Surfactant, 225 Sympatholytic, 333 Sympathomimetics, 328 Sympathomimetics, 373 T Thrombolytics, 165 Tricyclic and related Antidepressant Drugs, 321 Tricyclic group, 322 Ulcer Healing Drugs, 215 Universal Antidote, 393 Urinary Antiseptics, 240 Urinary antispasmodic, 243 Vasodilator, 141, 149 Water Soluble Vitamins, 383 of using Insulin 427 Pocket Book of Drugs /524 Pens, Ways</text:p>
          </table:table-cell>
          <table:table-cell office:value-type="string" calcext:value-type="string">
            <text:p>Respiratory Stimulants,20 Sedative291 Selective Alpha(a)Blocker,148 SexHormone,274 Stimulants,289 Sub-conjunctival injection,369 Sub-lingual administration6 Sublingual Medication,423 Suppositories,15 Surfactant,225 Sympatholyic,33 Sympathomimetics,328 Sympathomimetics,373 F Thrombolytics,165 Tricyclic andrelatedAntidepressant Drugs321 Tricyclic group,322 Ulcer Healing Drugs,215 Universal Antidote,393 Urinary Antiseptics,240 Urinary antispasmodic,243 Vasodilator, 141,149 W Water Soluble Vitamins,383 Ways of using lnsulin Pens, 427 Pocket Book of Drugs /524</text:p>
          </table:table-cell>
          <table:table-cell/>
        </table:table-row>
        <table:table-row table:style-name="ro1">
          <table:table-cell office:value-type="string" calcext:value-type="string">
            <text:p>output10.jpg</text:p>
          </table:table-cell>
          <table:table-cell office:value-type="string" calcext:value-type="string">
            <text:p>R <text:s/>Respiratory Stimulants, 201 <text:s/>S scssssessisiasamececeticitaeaitaaiacidacaaaasia Sedative, 291 <text:s/>Selective Alpha (a) Blocker, 148 <text:s/>Selective serotonin reuptake inhibitor (SSRI), 321 <text:s/>Selective Serotonin Re-uptake Inhibitors (SSRI), 324 <text:s/>Sex Hormone, 274 <text:s/>Stimulants, 289 <text:s/>Sub-conjunctival injection, 369 <text:s/>Sub-lingual administration, 6 <text:s/>Sublingual Medication, 423 <text:s/>Suppositories, 15 <text:s/>Surfactant, 225 <text:s/>Sympatholytic, 333 <text:s/>Sympathomimetics, 328 <text:s/>Sympathomimetics, 373 <text:s/>Se cee ee ee Thrombolytics, 165 <text:s/>Tricyclic and related Antidepressant Drugs, 321 <text:s/>Tricyclic group, 322 <text:s/>U EEE <text:s/>Ulcer Healing Drugs, 215 Universal Antidote, 393 Urinary Antiseptics, 240 Urinary antispasmodic, 243 | <text:s/>Vv | ee Vasodilator, 141, 149 <text:s/>WwW ieee Water Soluble Vitamins, 383 <text:s/>Ways of using Insulin Pens, 427 <text:s/>Pocket Book of Drugs /524 <text:s text:c="3"/></text:p>
          </table:table-cell>
          <table:table-cell office:value-type="string" calcext:value-type="string">
            <text:p>R Respiratory Stimulants, 201 S Sedative, 291 Selective Alpha (a) Blocker, 148 Selective serotonin reuptake inhibitor (SSRI) 321 Selective Serotonin Re-uptake Inhibitors (SSRI) 324 Sex Hormone, 274 Stimulants, 289 Sub-conjunctival injection, 369 Sub-lingual administration, 6 Sublingual Medication, 423 Suppositories, 15 Surfactant, 225 Sympatholytic, 333 Sympathomimetics, 328 Sympathomimetics, 373 T Thrombolytics, 165 Tricyclic and related Antidepressant Drugs, 321 Tricyclic group, 322 Ulcer Healing Drugs, 215 Universal Antidote, 393 Urinary Antiseptics, 240 Urinary antispasmodic, 243 Vasodilator, 141, 149 Water Soluble Vitamins, 383 of using Insulin 427 Pocket Book of Drugs /524 Pens, Ways</text:p>
          </table:table-cell>
          <table:table-cell office:value-type="string" calcext:value-type="string">
            <text:p>Respiratory Stimulants,20 Sedative29 Selective Alpha(a)Blocker,148 SexHormone,274 Stimulants,289 Sub-conjunctival injection,369 Sub-lingual administration,6 Sublingual Medication,423 Suppositories,15 Surfactant,225 Sympatholytic,333 Sympathomimetics,328 Sympathomimetics373 Thrombolytics,165 Tricyclic andrelated Antidepressant Drugs31 Tricyclic group,322 Ulcer Healing Drugs,215 Universal Antidote,393 Urinary Antiseptics,24 Urinary antispasmodic,243 Vasodilator, 141,149 W Water Soluble Vitamins, 383 Ways of using Insulin Pens, 427 Pocket Book of Drugs /524</text:p>
          </table:table-cell>
          <table:table-cell/>
        </table:table-row>
        <table:table-row table:style-name="ro1">
          <table:table-cell office:value-type="string" calcext:value-type="string">
            <text:p>output11.jpg</text:p>
          </table:table-cell>
          <table:table-cell office:value-type="string" calcext:value-type="string">
            <text:p/>
          </table:table-cell>
          <table:table-cell office:value-type="string" calcext:value-type="string">
            <text:p>Delotiem c[tetren Encn atn Lnlee[ Ocknan€ Tclann 72Z</text:p>
          </table:table-cell>
          <table:table-cell table:number-columns-repeated="2"/>
        </table:table-row>
        <table:table-row table:style-name="ro1">
          <table:table-cell office:value-type="string" calcext:value-type="string">
            <text:p>output12.jpg</text:p>
          </table:table-cell>
          <table:table-cell office:value-type="string" calcext:value-type="string">
            <text:p>Tata Medical Center <text:s/>Name MR No. <text:s/>Age/Sex <text:s/>Diagnosis Duration of Treatment Prescribed Management Intent of treatment Doctor's Name <text:s/>Total Estimated Expenditure <text:s/>Authorized By : <text:s/>TATA Medical Center, ~° <text:s/>Kolkata <text:s/>§ Withor an be accepted <text:s/>TATA MEDICAL CENTER <text:s/>Master. R: MR/19/01 Years / male Indian Relapsed Hodgkin's Lymphoma (HL) Approx. 1 Year Chemotherapy + Autologous Stem cell Transplant Curative Dr. Reghu K S Approx. Rs, 11,00,000/-(Rupees Eleven Lakhs Only) &amp; Reqna ks Name of the Authorizing Doctor <text:s/>(In Capital Letter) <text:s/>Signature of the Authorizing Doctor Registration No: 22092\{ CNC Department of Pediatrics Oncology Sey ing te mar an contrition dation tars he tetmea a i per xt spovie he allowing <text:s/>‘our end. <text:s/>4. The chequeidraft tobe issued om "Tata Medical Centre Trust <text:s/>§. The letter must cle <text:s/>the ame and MR Number of the pat <text:s/>‘Since the donation’ contribution is meant for a target ( particular) patient, heace we) <text:s text:c="3"/></text:p>
          </table:table-cell>
          <table:table-cell office:value-type="string" calcext:value-type="string">
            <text:p>Tata Medical Center Moi Anmdrod(m TATA Medicalcenter Juxt Reinmul Ketta 700 I60 20143 6u03/0ud Emu | mtootduM(Dm etultala comi Date: 23/1/2019 Department of Pediatrics Oncology COSTESTIMATE EQRTREATMENT Se Name Mastct. Rajbir Halder MR No MR/9 015081 Agerset OYears mule Nationality Iudiun Diaglosis Relapscd Hodgkin"s Lymphoma (HL) Duration of Treutment ApprOx: Year Prescribed Management Chemotherupy Autologous Stem cell Transplant Intent of treatment Curutive Doctor $ Name Dr: Reghu K $ Total Estimated Expenditure Approx: Rs: I.OO.00OL-(Rupees Eleven Lakhs Only) Rechu Name Oathe Authorizing Doctor (In Capital Leller) GAD JwvJiq Authorized By Dr. VAR: RAMAKAN Signature of the Authorizing Doctor TATA Medical Center; DopulyDirector-Madical Registration No: 2 2692 ITov TaTA Nedical centeR Kolkatu Department of Pediatrics Oncology ntunt eilhaE t@ Qubae contribulion} donation tawaras Ine {tcatmcat uf thla pauient Kiled t0 pravide thc (olluningta Sanction' drrlaration Irtter mut bealtached Rith Le cbtaue- Iatitt Iuet €AtTy the Qama o( (bc donor 4n4 cuutact Uctaib Ittheet Ltlet [ cheyue (40 DAeccpled outactua Thc chae rutt nedun '[uu Mauaal(sntre Iruu Thc ktlcr MuIt cicurhy Mate Iha naiuc Jud SIR Sumbct ol (hc paticet fccth InVhe Iht duuilien' contnbulion rucant (ot 4 tafrct <text:s/>particular} paticut. bcuce Weata Maaole W G cttifkate <text:s/>Eun[ ctntt</text:p>
          </table:table-cell>
          <table:table-cell table:number-columns-repeated="2"/>
        </table:table-row>
        <table:table-row table:style-name="ro1">
          <table:table-cell office:value-type="string" calcext:value-type="string">
            <text:p>Output13.jpg</text:p>
          </table:table-cell>
          <table:table-cell office:value-type="string" calcext:value-type="string">
            <text:p>Filters <text:s/>+ Will never change between searches. <text:s/>* Can be selected before and after a search query has been executed. <text:s/>+ Most often used in information-rich websites. <text:s/>+ Low-level classification based on broad categories. <text:s/>Facets <text:s/>+ Will change between searches, depending on the returned results. <text:s/>+ Can only be selected after a search query has been executed. <text:s/>+ Most often used in ecommerce. <text:s/>+ Often high-level, specific classification based on search result attributes. <text:s text:c="3"/></text:p>
          </table:table-cell>
          <table:table-cell office:value-type="string" calcext:value-type="string">
            <text:p>Filters Facets Will change between searches, depending Will never change between searches. on the returned results. Can be selected before and after a search Can only be selected after a search query query has been executed: has been executed. Most often used in information-rich websites. Most often used in ecommerce_ Low-level classification based on broad Often high-level, specific classification based categories: on search result attributes.</text:p>
          </table:table-cell>
          <table:table-cell office:value-type="string" calcext:value-type="string">
            <text:p>Filters Facets Will change between searches,depending Will never change between searches. on the returned results Can be selected before and after a search .Can only be selected after a searchquery query has been executed hasbeenexecuted Most often used in information-rich websites.Most often used in ecommerce. Low-levelclassificationbasedonbroad Oftenhigh-levelspecificclassification based categories onsearchresultattributes erties of 'Select Radio Button on Web Pageaction Select Radio Button on Web Page Selectsa Radio Button on the Web Page Saneal Advanced Excepton Handing Action Inpul Web Browser Instance: %ntemetExplorer Controb ho contral seected Select Contral From Repository Action Output This action is Enalblec More kfo Filters Facets Will change between searches,depending Will never change between searches. on the returned results Can be selected before and after a search .Can only be selected after a searchquery query has been executed hasbeenexecuted Most often used in information-rich websites.Most often used in ecommerce. Low-levelclassificationbasedonbroad Oftenhigh-levelspecificclassification based categories onsearchresultattributes</text:p>
          </table:table-cell>
          <table:table-cell/>
        </table:table-row>
        <table:table-row table:style-name="ro1">
          <table:table-cell office:value-type="string" calcext:value-type="string">
            <text:p>output14.jpg</text:p>
          </table:table-cell>
          <table:table-cell office:value-type="string" calcext:value-type="string">
            <text:p>Button on Web Page <text:s/>Select Radio Button on Web Page <text:s/>Selects a Radio Button on the Web <text:s/>Action Output <text:s text:c="3"/></text:p>
          </table:table-cell>
          <table:table-cell office:value-type="string" calcext:value-type="string">
            <text:p>Properties 0f "Select Radio Button on Web adtion Select Radio Button on Web Page Sdrb Rado Button on 0772 Wcb Page Gaa At Beat Had Action Input Wcb Boner Inieke: Falnten2EDoe <text:s/>Control (mnr*rd Set Conzd Fon Reposty Action Output Gr*adrsnotd0 *any Qun Ter* Bubed Mor Mo Carcd Page</text:p>
          </table:table-cell>
          <table:table-cell office:value-type="string" calcext:value-type="string">
            <text:p>erties of 'Select Radio Button on Web Pageaction Select Radio Button on Web Page Selectsa Radio Button on the Web Page Saneal Advanced Excepton Handing Action Inpul Web Browser Instance: %ntemetExplorer Controb ho contral seected Select Contral From Repository Action Output This action is Enalblec More kfo</text:p>
          </table:table-cell>
          <table:table-cell/>
        </table:table-row>
        <table:table-row table:style-name="ro1">
          <table:table-cell office:value-type="string" calcext:value-type="string">
            <text:p>output15.jpg</text:p>
          </table:table-cell>
          <table:table-cell office:value-type="string" calcext:value-type="string">
            <text:p>Technical data <text:s/>Composition <text:s/>Metal of the core of <text:s/>the centre Metal ofthe plating ofthe centre Metal of the core of the ring Metal ofthe plating ofthe ring Other details Weight Diameter Thickness <text:s/>shape <text:s/>Alignment <text:s/>Bimetallc with p <text:s/>Steel <text:s/>Round <text:s/>Coin ty-- @ Medal +* <text:s/>grams millimeters millimeters <text:s/>Round with a hole} <text:s/>Unknown @ <text:s text:c="3"/></text:p>
          </table:table-cell>
          <table:table-cell office:value-type="string" calcext:value-type="string">
            <text:p>Technical data Bimetallic with plated center anc ^ Composition Metal of the core of Steel the centre Brass Metal ofthe plating ofthe centre Steel Metal ofthe core of Nickel the ring Metal ofthe plating of the ring Other details 10,5 Weight millimeters Diameter millimeters Thickness (example: Round with a hole) Round Shape Coin ^+ - Medal ++ - Unknown Alignment grams</text:p>
          </table:table-cell>
          <table:table-cell office:value-type="string" calcext:value-type="string">
            <text:p>Technical data Composition Bimetallicwith plated centeranc Metalofthecoreo Steel the centre Brass Metal of the plating of the centre Steel Metal of the core of Nickel the ring Metal of the plating of thering grams Other details 10.5 Weight millimeters 28 Diameter millimeters Thickness 23 exampleRound witha hole Shape Round CoinMedaltunknown Alignment</text:p>
          </table:table-cell>
          <table:table-cell/>
        </table:table-row>
        <table:table-row table:style-name="ro1">
          <table:table-cell office:value-type="string" calcext:value-type="string">
            <text:p>output16.jpg</text:p>
          </table:table-cell>
          <table:table-cell office:value-type="string" calcext:value-type="string">
            <text:p>Content: Current type: <text:s/>New Type: <text:s/>New Template: <text:s text:c="3"/></text:p>
          </table:table-cell>
          <table:table-cell office:value-type="string" calcext:value-type="string">
            <text:p>Select New Document Type To the document type for the selected content; first select from the list of valid types for this location; Content: Child 1 Current type: Test New Type: Grid Only alternale Lypes valid lor the current location are dispbied New Template: chone? change </text:p>
          </table:table-cell>
          <table:table-cell office:value-type="string" calcext:value-type="string">
            <text:p>Select New Document Type To change the document type for theselected content.frselect from the list of valid types for this location. Content Child 1 Current type Test New Type Grid New Template &lt;none&gt;</text:p>
          </table:table-cell>
          <table:table-cell/>
        </table:table-row>
        <table:table-row table:style-name="ro1">
          <table:table-cell office:value-type="string" calcext:value-type="string">
            <text:p>output17.jpg</text:p>
          </table:table-cell>
          <table:table-cell office:value-type="string" calcext:value-type="string">
            <text:p>CHOOSE CONTACT LISTS AND FIELDS <text:s/>@ Choose the database(s) you want to add/remove contact from and which custom fields to include on your form. Learn more here. <text:s/>* Contact Lists/C ds: City Company Country FirstName Industry Last-Name Lead Source Phone Postal <text:s/>State <text:s text:c="3"/></text:p>
          </table:table-cell>
          <table:table-cell office:value-type="string" calcext:value-type="string">
            <text:p>CHOOSE CONTACT LiSTS AND FIELDS Choose the database(s) you want t0 addlremove contact from and which custom fields t0 include on your form: Learn more here Contact Lists/Custom Fields: city Company Country First-Name Industry Last-Name Lead Source Phone Postal State Change Field Order (Drag &amp; Drop}: Email Address (Required) Contact Format First-Name Company Drag and drop t0 rearrange the order in which the fields will appear on the form Next &gt;&gt; Cancel</text:p>
          </table:table-cell>
          <table:table-cell office:value-type="string" calcext:value-type="string">
            <text:p>CHOOSE CONTACTLISTSANDFIELDS Contact Lists/Custom Fields 1 City Company Country First-Name industry Last-Name Lead Source Phone Posta State Change Field Order(Drag&amp;Drop Email Address(Required) Contact Format First-Name Company ext&gt;&gt; Cancel</text:p>
          </table:table-cell>
          <table:table-cell/>
        </table:table-row>
        <table:table-row table:style-name="ro1">
          <table:table-cell office:value-type="string" calcext:value-type="string">
            <text:p>output18.jpg</text:p>
          </table:table-cell>
          <table:table-cell office:value-type="string" calcext:value-type="string">
            <text:p>RETAIL_INVOICE Bill(Cash Memo Telephone: 0172505544 <text:s/>PARTICULARS ‘AMOUNT <text:s text:c="3"/></text:p>
          </table:table-cell>
          <table:table-cell office:value-type="string" calcext:value-type="string">
            <text:p>031 170ramed RETAIL INVOICE BilCash Memo Telephone 0172505544 Hotel Silver Bell; Star Hotel Lplol R0 Gnemn Araor_ ettel 446004} ehindJunnunuia Fer No Date SN PARTICULARS RATE AMOUNT TOTAL VaTC Tota</text:p>
          </table:table-cell>
          <table:table-cell office:value-type="string" calcext:value-type="string">
            <text:p>RETALEIXO hMemo FerNe RATE PARTICULARS AMQUNI TOTAL G.Tota</text:p>
          </table:table-cell>
          <table:table-cell/>
        </table:table-row>
        <table:table-row table:style-name="ro1">
          <table:table-cell office:value-type="string" calcext:value-type="string">
            <text:p>output19.jpg</text:p>
          </table:table-cell>
          <table:table-cell office:value-type="string" calcext:value-type="string">
            <text:p>Name: Address: Room No: Advance Rs <text:s/>Date <text:s/>CASH BILL HOTEL SAIBABA Deluxe Opp Bus stand, shadnagar. Mahabubnagar ~ 509 216 no. 2208 <text:s/>Date of Arrival PLEASE LEAVE THE KEY AT RECEPTION <text:s/>Boy No Date of Departure <text:s/>No. of. Days. LODGING | _ BOARDING Beds | Miscellanea | Total Amount Ps.| EXTRA Persons | Rs Ps, Ps, <text:s text:c="7"/>GRAND TOTAL <text:s/>ADVANCE <text:s/>REFUND/BALAN Customer Sign. Recept ontst ee <text:s text:c="3"/></text:p>
          </table:table-cell>
          <table:table-cell office:value-type="string" calcext:value-type="string">
            <text:p>CASH BILL HOTEL SAIBABA Deluxe Opp Bus stand; shadnagar Mahabubnagar 509 216 Hamne: Mo 2208 Addess Date of Armal Tme PLEASE LEAVE HE KEY At REcEption Room Fo: B0 <text:s/>Ho; Date of Departure _ Tine Ad ance Rs Rent per: No: 0f 0a4s LODGING BOARDING Beds Miscellanea Total Amount Date EXTRA Penons LatRt PaeE Btnat GRAND TOTAL Oueder ngI 4c6tett? Fonint Tcanes?ifumez Acoolaman baeet Kettont Kundr Na Ducdun} 04n ADVANCE REFUNDIBALARCE Customer Sipn . Recephonist</text:p>
          </table:table-cell>
          <table:table-cell office:value-type="string" calcext:value-type="string">
            <text:p>CASHBILL HOTEL SAIBABA Deluxe Opp Bus stand,shadnagar.Mahabubnagar-509216 Mo.2208 Date of Arrival BOYNO</text:p>
          </table:table-cell>
          <table:table-cell/>
        </table:table-row>
        <table:table-row table:style-name="ro1">
          <table:table-cell office:value-type="string" calcext:value-type="string">
            <text:p>output20.jpg</text:p>
          </table:table-cell>
          <table:table-cell office:value-type="string" calcext:value-type="string">
            <text:p>Default tables of Hive <text:s/>No, need to using extra keyword fo creation of table <text:s/>Drop the table entire will be lose <text:s/>External to the Hive warehouse system <text:s/>We must have to use External keyword for table creation <text:s/>Drop the table Meta data from Meta store will be lose <text:s text:c="3"/></text:p>
          </table:table-cell>
          <table:table-cell office:value-type="string" calcext:value-type="string">
            <text:p>Managed Table Exteral Table Default tables of Hive External to the Hive warehouse system No; need t0 extra keyword for We must have to use External keyword for creation of table table creation Drop the table entire will be lose Drop the table Meta data from Meta store will be lose using</text:p>
          </table:table-cell>
          <table:table-cell office:value-type="string" calcext:value-type="string">
            <text:p>Managed Table ExternalTable Default tables of Hive External to the Hive warehouse system No,need to using extra keyword for Wemusthave to use Externalkeywordfor creation of table tablecreation Drop the table entire will be lose Drop the table Meta data from Meta store will be lose</text:p>
          </table:table-cell>
          <table:table-cell/>
        </table:table-row>
        <table:table-row table:style-name="ro1">
          <table:table-cell office:value-type="string" calcext:value-type="string">
            <text:p>output21.jpg</text:p>
          </table:table-cell>
          <table:table-cell/>
          <table:table-cell office:value-type="string" calcext:value-type="string">
            <text:p>G6 Therd { n0 #0sier may t0 2dd tnontia Gutenbxg blocks than usirg Outsa Gutenberg Boxts Tocut Irsbinby tdist your #Disilt Opocarance Kil {c Ioennn# Pusn " Jompot</text:p>
          </table:table-cell>
          <table:table-cell office:value-type="string" calcext:value-type="string">
            <text:p>e: 66 kttt</text:p>
          </table:table-cell>
          <table:table-cell/>
        </table:table-row>
        <table:table-row table:style-name="ro1">
          <table:table-cell office:value-type="string" calcext:value-type="string">
            <text:p>output22.jpg</text:p>
          </table:table-cell>
          <table:table-cell office:value-type="string" calcext:value-type="string">
            <text:p>Qubely page \ <text:s text:c="3"/></text:p>
          </table:table-cell>
          <table:table-cell office:value-type="string" calcext:value-type="string">
            <text:p>Qubely page 644Nst Naine Email LaNa sedt Roud nima matr Mejeage Lnsil No Mz ufFIACAIe Cogre ze Aecan #ui Mn 5orm Nivn "Etp ENdy Leoong- 416] e</text:p>
          </table:table-cell>
          <table:table-cell office:value-type="string" calcext:value-type="string">
            <text:p>Qubelypage</text:p>
          </table:table-cell>
          <table:table-cell/>
        </table:table-row>
        <table:table-row table:style-name="ro1">
          <table:table-cell office:value-type="string" calcext:value-type="string">
            <text:p>output23.jpg</text:p>
          </table:table-cell>
          <table:table-cell office:value-type="string" calcext:value-type="string">
            <text:p>Why Choose Us <text:s text:c="3"/></text:p>
          </table:table-cell>
          <table:table-cell office:value-type="string" calcext:value-type="string">
            <text:p>Us 0,474581 Oenoncin5e (7208 xtrowgu "ecirenerouktg Te Rukong Ryey In4 SSS "Erosteehs "torhnTKal #atgnt Bensas near VletaatS138 ForsV We 4e Yhonarhuatt7rs Tmarct Lul Cunocttty Mstengaerren Obleejol/c Ratcevdedoe Why " Choose Dodrenz Mm4n</text:p>
          </table:table-cell>
          <table:table-cell office:value-type="string" calcext:value-type="string">
            <text:p>c0 Why ChooseUs G</text:p>
          </table:table-cell>
          <table:table-cell/>
        </table:table-row>
        <table:table-row table:style-name="ro1">
          <table:table-cell office:value-type="string" calcext:value-type="string">
            <text:p>output24.jpg</text:p>
          </table:table-cell>
          <table:table-cell office:value-type="string" calcext:value-type="string">
            <text:p>PROJECT INITIATION DOCUMENT (PID) <text:s/>Southern Gateway Implementation <text:s text:c="3"/></text:p>
          </table:table-cell>
          <table:table-cell office:value-type="string" calcext:value-type="string">
            <text:p>PROJECT INITIATION DOCUMENT (PID) Southern Gateway Implementation Relo4se 6tn Draft Date: 29 August 2017 Autnon Paul O-cr Jane Hotcnaiss ALewng Approved by: Cabinet Note: the completion olthis document requred 'Or medum Jarge Proed sol8er defined Dy thc Projed Type Matu Tne final version should 5e saved on Ine Orvc under proiec management project documentation Pro edinaakon Docunsn Tecplite Vetrion 1 6 Lat Lodated 22 Odcbef 7014 and</text:p>
          </table:table-cell>
          <table:table-cell office:value-type="string" calcext:value-type="string">
            <text:p>PROJECTINITIATIONDOCUMENT PID Southern Gateway Implementatior 6th Draft Date 29Augus2017 uton Paul Ove redtor 220201</text:p>
          </table:table-cell>
          <table:table-cell/>
        </table:table-row>
        <table:table-row table:style-name="ro1">
          <table:table-cell office:value-type="string" calcext:value-type="string">
            <text:p>output25.jpg</text:p>
          </table:table-cell>
          <table:table-cell/>
          <table:table-cell office:value-type="string" calcext:value-type="string">
            <text:p>Ar (marKK Uihet atcu Aj3b ~ CSIIG 7136 Ara Lno <text:s/>Ma= [eet Dn Gnyi-moak Ctco 349 o o&gt; Aootdniinwax Ftt- 3 T Ueelt Falte= ~70+- MetlaeAlad Attl o 7 74 740444 7</text:p>
          </table:table-cell>
          <table:table-cell table:number-columns-repeated="2"/>
        </table:table-row>
        <table:table-row table:style-name="ro1">
          <table:table-cell office:value-type="string" calcext:value-type="string">
            <text:p>output26.jpg</text:p>
          </table:table-cell>
          <table:table-cell/>
          <table:table-cell office:value-type="string" calcext:value-type="string">
            <text:p>Ar (marKK Uihet atcu Aj3b ~ CSIIG 7136 Ara Lno <text:s/>Ma= [eet Dn Gnyi-moak Ctco 349 o o&gt; Aootdniinwax Ftt- 3 T Ueelt Falte= ~70+- MetlaeAlad Attl o 7 74 740444 7</text:p>
          </table:table-cell>
          <table:table-cell table:number-columns-repeated="2"/>
        </table:table-row>
        <table:table-row table:style-name="ro1">
          <table:table-cell office:value-type="string" calcext:value-type="string">
            <text:p>output27.jpg</text:p>
          </table:table-cell>
          <table:table-cell office:value-type="string" calcext:value-type="string">
            <text:p>Baa ng ors) data telel eect} <text:s/>FOOD AND TRAVEL <text:s/>ers <text:s/>ie) <text:s/>REP NE lols Ty <text:s/>HOTELS OF DISTINCTION <text:s text:c="3"/></text:p>
          </table:table-cell>
          <table:table-cell office:value-type="string" calcext:value-type="string">
            <text:p>Traveller Ze Hanulatn WWucieculivetuv ellcr nct TRIBUTETO SIR FREDDIE LAKER HOTELS OF FOOD AND TRAVEL DISTINCTION Gattt Antant (Oronal Halae i PRO ILR PEOPLE SUCCESs INTERNET E Aethen Otii Jat Huatn MARKETING He (at DESTINATIONS TRAVEL SHOP Ctrdur TRAIN JOURNEYS Aeia ann BUSINESS JETS LultiLali- Ont Dotintt Suit A l Str</text:p>
          </table:table-cell>
          <table:table-cell office:value-type="string" calcext:value-type="string">
            <text:p>secu iraveller TRIBUTETO SIR FREDDIELAKER HOTELS OF OOD AND TRAVEL DISTINCTION INTE MARK NG STINATIONS TRAVELSH DE TRAIN JOURNE</text:p>
          </table:table-cell>
          <table:table-cell/>
        </table:table-row>
        <table:table-row table:style-name="ro1">
          <table:table-cell office:value-type="string" calcext:value-type="string">
            <text:p>output28.jpg</text:p>
          </table:table-cell>
          <table:table-cell office:value-type="string" calcext:value-type="string">
            <text:p>PREP ise <text:s/>mY ahaa <text:s/>C. tyr a7 Y cE <text:s text:c="9"/></text:p>
          </table:table-cell>
          <table:table-cell office:value-type="string" calcext:value-type="string">
            <text:p>NATIONAL FOOD &amp; SARDINIA GUIDES GEOGRAPHIC TRAVELLER CALIFORNIA dreamu Joshua Tree PalMSprings SAN Diego_ WrndoGind TheGoldem State 0ut YQukhomHe Pls Ridethd Acunilication Express Trommorth toyouu S BARD Ghostly talcs fromanabandoncd Soviet mining town VIENNA Tnc cppitala sidt Wilv beyond thc Rmngstrasse crobuig</text:p>
          </table:table-cell>
          <table:table-cell office:value-type="string" calcext:value-type="string">
            <text:p>NATIONAI CEOCPAPHI TRAVELLER CALIFORNIA dreauny Heus</text:p>
          </table:table-cell>
          <table:table-cell/>
        </table:table-row>
        <table:table-row table:style-name="ro1">
          <table:table-cell office:value-type="string" calcext:value-type="string">
            <text:p>output29.jpg</text:p>
          </table:table-cell>
          <table:table-cell office:value-type="string" calcext:value-type="string">
            <text:p>hens <text:s/>Nepali Khana Set Wonderland Special Khaja set <text:s/>Appetizers (Starter) <text:s/>HOTEL OU he ee eee eer) Wen Braet d <text:s text:c="3"/></text:p>
          </table:table-cell>
          <table:table-cell office:value-type="string" calcext:value-type="string">
            <text:p>Menu Page 1 Aepali Khana Set: Wonderland Special Khaja set: Khana fef ce Cuttya 470/= Wonderland Non Veg 250/= Knana %et (Chicken Curry) 250/- Wonderland Veg 1s0/ Khana ft ipor Cutna 750/= Khtnt s: (Feh Cumy] zs0/- Breaktrt: Khana Ket (Local Feh Curry) x- Toa ed 87e40 "(an/Honey) eo/- KRanatetlroa cumtaa Fod= Nate Com on J0a4 no- hanie Cheren Curry) 350/- 400 P4rums Jool- Tnatal Khana Kef (Veg) 2s04- Comiate: Min Mdt jopl- Traua Kha7#t (Non Ver) Js0/- PufBna; 430 Chapah %et (Ves) 470/- Piain Ometena 7o - Chapan tet Chuicken] 250/- manhomeiete Jool- Chaean E eton) ool= Chee <text:s/>? Omelere no- Appedren (Started]: 7e4 Suc Jool - {mn Sld Is0k- Rutin Sulaa zoc: Tropkal Veg Salo 10 <text:s/>- HOTEL chotelwonderland com np Pn # 023.400110 Wonderland</text:p>
          </table:table-cell>
          <table:table-cell office:value-type="string" calcext:value-type="string">
            <text:p>Wonderland</text:p>
          </table:table-cell>
          <table:table-cell/>
        </table:table-row>
        <table:table-row table:style-name="ro1">
          <table:table-cell office:value-type="string" calcext:value-type="string">
            <text:p>output30.jpg</text:p>
          </table:table-cell>
          <table:table-cell/>
          <table:table-cell office:value-type="string" calcext:value-type="string">
            <text:p>Page Menu Main Course (Mahak Basmati}: Plain Rice S0/- Butter Rice 80/= Jeera Rice 100/= Peas Pulao 100/= 200/= Veg Hot Garlic Fried Rice 150/= Veg Biryani Chicken Biryani 300/- Veg Fried Rice 150/= Chicken Fried Rice 180/= Mutton Biryani 350/- Chicken Hot Garlic Fried Rice <text:s text:c="2"/>180/= Egg Fried Rice 160/= Mutton Fried Rice 2o/= Mutton Hot Garlic Fried Rice <text:s text:c="2"/>zo0/= Mixed Fried Rice 250/= HOTEL Wonderland Www hotelwonderland com np Ph # 023-400110</text:p>
          </table:table-cell>
          <table:table-cell office:value-type="string" calcext:value-type="string">
            <text:p>Menu Page Main Course(Mahak Basmati Plain Rice 50/ Butter Rice 80/ Jeera Rice 100/ Peas Pulac 100/ VegHotGarlicFriedRice 200/ 150/ Veg Biryani Veg Fried Rice 300/ 150/ Chicken Biryan Chicken Fried Rice 350/ Mutton Biryani 180/ 160/1 Chicken Hot Garlic Fried Rice 180/- Egg Fried Rice Mutton Fried Rice 200/ Mutton Hot Garlic Fried Rice200/ MixedFried Rice 250/0 HOTEL Wonderland www.hotelwonderland.com.npPh.#023-400110</text:p>
          </table:table-cell>
          <table:table-cell/>
        </table:table-row>
        <table:table-row table:style-name="ro1">
          <table:table-cell office:value-type="string" calcext:value-type="string">
            <text:p>output31.jpg</text:p>
          </table:table-cell>
          <table:table-cell/>
          <table:table-cell office:value-type="string" calcext:value-type="string">
            <text:p>685or <text:s/>c7houshe Lana ot Y: Geg Wn enet Hinann "eunefit &amp; cr 0 ~a t 8oa Tuer Mal Fs. Tun 2 o_ DIc Wlnutn um =Tesfas O~r 7&gt;i Aaur 4/' T jxnuli= "4 Irt euA IAlit CIAee Llea 7a TtA6: 0c4 al Rnictn TaeetZr Wuia 48iu 196ml JLiC Ant_ 77o Jc_t Dee Xmsil 719-ut3s: Aattnet Sseetal Dot Jo7 * 77 foal - C Afae= </text:p>
          </table:table-cell>
          <table:table-cell table:number-columns-repeated="2"/>
        </table:table-row>
        <table:table-row table:style-name="ro1">
          <table:table-cell office:value-type="string" calcext:value-type="string">
            <text:p>output32.jpg</text:p>
          </table:table-cell>
          <table:table-cell office:value-type="string" calcext:value-type="string">
            <text:p>Don't do nasty calculations by hand! <text:s/>Symbolics vs. Numerics <text:s text:c="4"/>Advantages <text:s/>Disadvantages <text:s text:c="4"/>Symbolic] <text:s/>e Analytical solutions <text:s/>e Lets you intuit things about solution form <text:s/>e Sometimes can't be solved e Can be overly compli- cated <text:s text:c="7"/>Numeric <text:s text:c="4"/>e Always get a solution <text:s/>e Can make solutions accurate e Easy to code <text:s text:c="4"/>e Hard to extract a deep understanding <text:s/>e Num. methods some- times fail <text:s/>e Can take a while to compute <text:s text:c="9"/></text:p>
          </table:table-cell>
          <table:table-cell office:value-type="string" calcext:value-type="string">
            <text:p>Symbolic Math Toolbox Don't do nasty calculations by hand! Symbolics vs. Numerics Advantages <text:s/>Disadvantages Symbolic Analytical solutions Sometimes can't be solved Lets you intuit things Can be overly compli- about solution form cated Numeric Always a solution Hard to extract a deep understanding Can make solutions Num methods some- accurate times fail to code Can take a while to compute get Easy</text:p>
          </table:table-cell>
          <table:table-cell office:value-type="string" calcext:value-type="string">
            <text:p>Symbolic Math Toolbox Don't do nasty calculations by hand Symbolics vs.Numerics Advantages Disadvantages <text:s/>Analytical solutions Symbolic Sometimes can't be D solved Lets you intuit things Can be overly compli- about solution form cated Always get a solution Numeric Hard to extract a deep understanding Can make solutions Num.methods some- accurate times fail o Easy to code Can take a while to compute</text:p>
          </table:table-cell>
          <table:table-cell/>
        </table:table-row>
        <table:table-row table:style-name="ro1">
          <table:table-cell office:value-type="string" calcext:value-type="string">
            <text:p>output33.jpg</text:p>
          </table:table-cell>
          <table:table-cell office:value-type="string" calcext:value-type="string">
            <text:p>BILL CUM RECEIPT INH! Narayana <text:s/>Narayana Multispeciality Clinic, Hosur-OPD-GF <text:s/>Multispeciality Clinic peciality <text:s/>Unit of Narayana Health <text:s/>UOUVOIUANANL A A lent Name Mr Guranagoud (male, 79y 8m) au No INvo-2002-2008000075 <text:s/>Patient MRN 2020000021110 Date 11-04-2020 10:40 AM <text:s/>Phone No 8220009866 Tariff Class oro IAGAR, HOSUR, Hosur Krishnagir Consultant opd <text:s/>india, 635109 Visit No oP-002 <text:s/>Qty Unit Rate Amount(Rs) <text:s/>Laboratory Service HAEMOGLOBIN (HB%) | opd 11.04.2020 75,00 75.00 ERUM | op 11-04-2020 110.00 110.00 NINE | oped 11-04-2020 120.00 120.00 <text:s/>11-04-2020 750,00 750.00 Total <text:s/>IROFILE (FT3, F14, TSH) | opd <text:s/>‘Total Hospital Charges for Rendered Services/Items Total Bill Amount Including Taxes before round off ‘Sponsor Payable <text:s/>Patient Round Off <text:s/>tient Payable <text:s/>‘Amount in words: Rupees One Thousand Fifty Five Only <text:s/>Receipt Date Mode Reference No. Instrument No. _ Instrument Date <text:s/>11-04-2020 10:40 AM cARD <text:s/>Receipt No <text:s/>1. RCPO-2002-2004000075 Total <text:s text:c="3"/></text:p>
          </table:table-cell>
          <table:table-cell office:value-type="string" calcext:value-type="string">
            <text:p>BILL CUM RECEIPT Narayana Multispeciality Clinic, Hosur-OPD-GF NNarayana" Multispeciality Clinic Unit of Narayana Heallh Paticnt Namc Mt Guranagoud (male, 79v Bm) BIlI No INVO-7002-2004000075 Patient MRN 20020000021[40 Dale :11-0+-2020 10 40AM Patlent Phone No 8220009866 Torlll closs ;OPD Address ZND CROSS TVS NagaR, HOSUR, Hosur Krishnarur, consultant :opd Tarnil Nadu Indij,635109 Visit No Op-002 Panticulart Date Qty Unit Rate Amount(as) LbortonScnlco HAEMOGLOBIN (Hp%) opd 11-04-2020 75.00 75.00 potassiUM SehUM opd 11.04*2020 140,00 110,.00 SerUMcrEATiNINE opd 11-0+-2020 120,00} 120.00 FREE THYROID PROFIle (Fi3,FT4 , TSH) opd 4-0+-2020 750.00 750.00 Total 1055.00 Total Hospltal Charges (or Rendered Services/Items = 1,055.00 Total BIll Amount Including Tanes before round off ; 1,055.00 Sponsor Parable = 0 ,00 Patient Round Oft 0.00 Patlent Payable 1,055.00 Amount In words: Rupees One Thousand Filty Fwve Only Recelpt No_ Recelpt Date Mode Reterence No. Instrument No_ Inatqument Dute Amount RCPO-200z-2004000075 11-0+ 2020 10. 40AM CARD 1.055 C0 <text:s/>Total 1,055.00</text:p>
          </table:table-cell>
          <table:table-cell office:value-type="string" calcext:value-type="string">
            <text:p>BILL CUMRECEIPT Narayana Narayana Multispeciality Clinic,Hosur-OPD-G Multispeciality Clinic Unit of Narayana Health Mr Guranagoudmale79y8m Bill No Patient Nam INVO-2002-2004000075 20020000021110 Date Paticnt MRN 11-04-202010:40AM Tarlff Class Patient Phone No 8220009866 OPD 2NDCROSS TVS NAGAR,HOSUR,HosurK Consuitant Address opd .n.65 Visit No P002 Particulars Date Unit Rate Amounti Ru Laboratory Services HAEMOGLOBINHB%|opd 11-04-2020 75.00 75.00 110.00 2.POTASSIUM,SERUMOpd 11-04-2020 1 11000 11-04-2020 12000 3.SERUM CREATININEIopd 120:00 11-04-2020 750.00 1 A.FREE THYROID PROFILEFT3.FTA.TSHOp 750:00 Tota 1.055.00 Total Hospltal Charges for Rendered Services/ltems 1055.00 Total Bill Amount Including Taxes before round off 1,055.00 Sponsor Payable 0.00 Patient Round Off 0.00 Patlent Payable 1055.00 Amount ln words: Rupees One Thousand Fifty Five Only Reference No Instrument No. Recelpt No. Receipt Date Instrument Date Amount CARD 11-04-202010:40AM RCPO-2002-2004000075 1,055.00 Total 1,055.00</text:p>
          </table:table-cell>
          <table:table-cell/>
        </table:table-row>
        <table:table-row table:style-name="ro1">
          <table:table-cell office:value-type="string" calcext:value-type="string">
            <text:p>output34.jpg</text:p>
          </table:table-cell>
          <table:table-cell office:value-type="string" calcext:value-type="string">
            <text:p>——— lll <text:s/>Table 1. Sex, Citizenship by Birthplace <text:s text:c="6"/>SUBTABLE <text:s/>Citizenship SUBTABLE <text:s/>Total ! 16,204 Popstan | 16,079 <text:s/>Kiribati <text:s/>Vanuatu Tuvalu <text:s/>Other <text:s text:c="6"/></text:p>
          </table:table-cell>
          <table:table-cell office:value-type="string" calcext:value-type="string">
            <text:p>Table 1. SexCitizenship by Birthplace Birthplace JotalPopsian Provnces] Countes Sex SUBTABLE Total 16,528 16,204 324 Male 7,946 7,795 150 Female 8,582 8,408 174 Citizenship SUBTABLE Total 16,52 16,204 324 Popstan 16,259 16,079 180 Kiribati 118 117 Vanuatu Tuvalu 94 91 Other 50 50</text:p>
          </table:table-cell>
          <table:table-cell office:value-type="string" calcext:value-type="string">
            <text:p>Table1.Sex,Citizenship by Birthplace Birthplace Total Popstan Provinces Countries Sex SUBTABLE Total 16.528 16.204 324 Male 7946 7796 150 Female 8,582 8,408 174 Citizenship SUBTABLE Total 16,528 16,204 324 Popstan 16.259 16,079 180 Kinbati 118 117 1 Vanuatu 7 5 2 Tuvalu 94 3 91 Other 50 50</text:p>
          </table:table-cell>
          <table:table-cell/>
        </table:table-row>
        <table:table-row table:style-name="ro1">
          <table:table-cell office:value-type="string" calcext:value-type="string">
            <text:p>output35.jpg</text:p>
          </table:table-cell>
          <table:table-cell office:value-type="string" calcext:value-type="string">
            <text:p>Importance of Strategic Evaluation <text:s/>© Strategic evaluation helps to keep a check on the validity of a strategic choice. © An ongoing process of evaluation would, in <text:s/>fact, provide feedback on the continued relevance of the strategic choice made during the formulation phase. This is due to the efficacy of strategic evaluation to determine <text:s/>the effectiveness of strategy. <text:s text:c="3"/></text:p>
          </table:table-cell>
          <table:table-cell office:value-type="string" calcext:value-type="string">
            <text:p>Importance of Strategic Evaluation Strategic evaluation helps to keep a check on the validity of a strategic choice. An ongoing process of evaluation would, in fact; provide feedback on the continued relevance of the strategic choice made during the formulation phase. This is due to the efficacy of strategic evaluation to determine the effectiveness of strategy: </text:p>
          </table:table-cell>
          <table:table-cell office:value-type="string" calcext:value-type="string">
            <text:p>lmportance of Strategic Evaluation Strategicevaluationhelpstokeepacheckon thevalidity of a strategic choice An ongoingprocess of evaluationwouldn factprovidfchecontinued relevanceofthestrategicchoice made during the formulation phase.This is due to the efficacy of strategicevaluationo determine the effectiveness of strategy.</text:p>
          </table:table-cell>
          <table:table-cell/>
        </table:table-row>
        <table:table-row table:style-name="ro1">
          <table:table-cell office:value-type="string" calcext:value-type="string">
            <text:p>output36.jpg</text:p>
          </table:table-cell>
          <table:table-cell office:value-type="string" calcext:value-type="string">
            <text:p>Router transformation provides the option of Jcapturing those rows of data that do not meet any of the conditions to a default output group. <text:s/>Router transformation is a single input and multi output group transformation. <text:s/>| in a router transformation, you can specify more than one filter condition. <text:s text:c="7"/>| Router transformation does not block input rows and those records that failed the filter condition will be passed tothe default group Router transformation acts like IIF condition in informatica or CASE... WHEN statement in database. <text:s text:c="7"/>A Filter transformation tests data for one condition and drops the rows of data that do not meet the condition. <text:s text:c="7"/>Filter is a single input and single output group transformation. <text:s text:c="4"/>Ina filter transformation, you can specify only Iter condi <text:s text:c="6"/>Ina filter transformation, there is a chance that records get blocked <text:s/>Filter transformation works as WHERE clause of sa. </text:p>
          </table:table-cell>
          <table:table-cell office:value-type="string" calcext:value-type="string">
            <text:p>Router Filter Router transformation provides the option of A Filter transformation tests data for one capturing those rows of data that do not meet any condition and drops the rows of data that do not of the conditions to default output group_ meet the condition: Router transformation is a single input and multi Filter is a single input and single output group output group transformation: transformation router transformation, you can specify more In a filter transformation, you can specify only than one filter condition. one filter condition_ Router transformation does not block input rows In a filter transformation; there is a chance that and those records Inat failed the filter condition records get blocked willbe passed tothe defaultgroup Router transformation acs Iike IIF condition In Filter transformation works as WHERE clause of informatica or CASE WHEN statement in SOL database</text:p>
          </table:table-cell>
          <table:table-cell office:value-type="string" calcext:value-type="string">
            <text:p>Router e Router transformation provides the option of A Filter transformation tests data for one apturing those rows of data that do not meet any condition and drops the rows of data that do not of the conditions to a default output group. meet the condition Router transformation is a single input and multi Filter isa single inputand single output group output group transformation. transformation. In a router transformation,you can specify more In a filter transformation,you can specify only than one filter condition. one filter condition Router transformation does not block input rows In a filter transformation,there is a chance that and those records that failed the filter condition will be passed to the defaultgroup records get blocked Router transformation acts like IIF condition in Filter transformation works as WHERE clause o informatica or CASE...WHEN statement in SOL. Database.</text:p>
          </table:table-cell>
          <table:table-cell/>
        </table:table-row>
        <table:table-row table:style-name="ro1">
          <table:table-cell office:value-type="string" calcext:value-type="string">
            <text:p>output37.jpg</text:p>
          </table:table-cell>
          <table:table-cell office:value-type="string" calcext:value-type="string">
            <text:p>Nature of Strategic Evaluation <text:s/>© Nature of the strategic evaluation and control process is to test the effectiveness of strategy. <text:s/>During the two proceedings management process, the strategists formulate the strategy to achieve a set of objectives and then implement the strategy. There has to be a way of finding out whether the strategy being implemented will guide the organisation towards its intended <text:s/>objectives. <text:s/>Strategic evaluation at task of keeping the orgé <text:s/>phases of the strategic <text:s/>nd control, therefore, performs the crucial yanisation on the right track. <text:s/>In the absence of such a mechanism, there would be no means for strategists to find out whether or not the strategy is <text:s/>producing the desired effect. <text:s text:c="3"/></text:p>
          </table:table-cell>
          <table:table-cell office:value-type="string" calcext:value-type="string">
            <text:p>Nature of Strategic Evaluation Nature of the strategic evaluation and control process is to test the effectiveness of strategy: During the two proceedings phases of the aslaaeegie management process (he Sanat eners= and Smpremene tne stralegy ! achieve a set of objectives There has to be a way of fnding out whether te strategy being implemented wlli guide the organisation (owards its intended objectives Strategic evaluation and control; (herefore; performs the crucial task of keeping the organisation on the right track In the absence of such a mechanism; Ihere would be no means Ior strategists (0 find out whether or not Ihe stralegy Is producing the desired effect</text:p>
          </table:table-cell>
          <table:table-cell office:value-type="string" calcext:value-type="string">
            <text:p>Natureof StrategicEvaluation Nature of the strategic evaluation and controlprocess is to test the effectiveness of strategy Duringhetwoproceedings phasesofthestratgic management process.thestrategistsformulatethestrategyto achieve a set of objectives and then implement the strategy implementedwillguidetheorganisation towardsitsintended objectives Strategic evaluationand control,herefore,performs the crucia taskof keeping theorganisationon the righttrack In the absence of such a mechanism.there would be no means for strategists to findout whether or not the strategyis producing the desired effect Rotatedtext Natureof StrategicEvaluation Nature of the strategic evaluation and controlprocess is to test the effectiveness of strategy Duringhetwoproceedings phasesofthestratgic management process.thestrategistsformulatethestrategyto achieve a set of objectives and then implement the strategy implementedwillguidetheorganisation towardsitsintended objectives Strategic evaluationand control,herefore,performs the crucia taskof keeping theorganisationon the righttrack In the absence of such a mechanism.there would be no means for strategists to findout whether or not the strategyis producing the desired effect</text:p>
          </table:table-cell>
          <table:table-cell/>
        </table:table-row>
        <table:table-row table:style-name="ro1">
          <table:table-cell office:value-type="string" calcext:value-type="string">
            <text:p>output38.jpg</text:p>
          </table:table-cell>
          <table:table-cell/>
          <table:table-cell office:value-type="string" calcext:value-type="string">
            <text:p>Rotated text</text:p>
          </table:table-cell>
          <table:table-cell office:value-type="string" calcext:value-type="string">
            <text:p>Rotatedtext</text:p>
          </table:table-cell>
          <table:table-cell/>
        </table:table-row>
        <table:table-row table:style-name="ro1">
          <table:table-cell office:value-type="string" calcext:value-type="string">
            <text:p>output39.jpg</text:p>
          </table:table-cell>
          <table:table-cell office:value-type="string" calcext:value-type="string">
            <text:p>r Guest's Stay Charges <text:s/>Bill to Company Letter for Hotel for <text:s/>oupy eee, we kindly request yo <text:s/>You mayeallaneatp <text:s text:c="3"/></text:p>
          </table:table-cell>
          <table:table-cell office:value-type="string" calcext:value-type="string">
            <text:p>(Spociman) Bill to Company Letter for Hotel for Guest'? Stay Charges {0r7ur0 07/5401-0 'np-ny Ictter Ior holelhlmi Leurtur Ret Dale Lnakel Hutcl (Addn 5 Tel EuLul Requctd ahoneAliou GAT Flest &gt; hills Deu Ea e nlni 6; acconunodatiou Io5 (Dp&lt; of rOOm} in YQur hotel fmuber wotd He Te*cn 6 Thcu Aiital nr Foii he Ou y (datc) arotnd nahta for Inumer} 2112417 lac/4 denainue Iams 1oua be on Ly Caie 3eeemJ coufn IIe hookingT0 15 Whic Cadlical Jpm Kid !5quest piF4t Tmac nauc Olt nulctr #nuiHe UNOkInE Ueus Teu Tcan ( Hence U&gt; {equc-You turard all tha bill&lt; for Tl1et E coinp: Fdic ol Iltcit Tood Euenje (Nane COeir chAns Telenen Nutibcr_ credlhnnt (AIOLII) tor uy -uch ehuges Fo AY additionad chagee Wcherbyauthonss Ahote Irc 4417*1NI4TT AnL' Mcnueneo plzie coutciM #orl OFCi Ad unher cnhil ANY#Sttc - ou nan Ellnte Benz ionliouTOu Way TCqelus Mu:rzard We hoke niests will hate Wlcari Yotr holel Takue son fot You conpetation' Yow ` D ithtully - Gisuanei (ranic Authorised Omiecr) (Deamnaliou) com 440ur Altle</text:p>
          </table:table-cell>
          <table:table-cell office:value-type="string" calcext:value-type="string">
            <text:p>50 ROE sub:Request md this rsgard Thanking yon for Yours faithfully borised Officer</text:p>
          </table:table-cell>
          <table:table-cell/>
        </table:table-row>
        <table:table-row table:style-name="ro1">
          <table:table-cell office:value-type="string" calcext:value-type="string">
            <text:p>output40.jpg</text:p>
          </table:table-cell>
          <table:table-cell office:value-type="string" calcext:value-type="string">
            <text:p>Which of the following statements is not true? <text:s/>The source of secondary data can be both internal and external. <text:s/>Secondary data can save time as they are readily available for purchase/use. <text:s/>Secondary data are relatively cheaper than comparable primary data. <text:s/>Secondary data tend to be more specific and up-to-date than comparable primary data. <text:s/>Primary data you collected can be used as secondary data by someone else in the future <text:s text:c="3"/></text:p>
          </table:table-cell>
          <table:table-cell office:value-type="string" calcext:value-type="string">
            <text:p>Which of the following statements is not true? The source of secondary data can be both internal and external: Secondary data can save time as are readily available for purchase/use: Secondary data are relatively cheaper than comparable primary data. Secondary data tend to be more specific and up-to-date than comparable primary data Primary data you collected can be used as secondary data by someone else in the future they</text:p>
          </table:table-cell>
          <table:table-cell office:value-type="string" calcext:value-type="string">
            <text:p>Which of the following statementsis not true OThe source of secondary data can beboth internal and external OSecondary data can save time as they are readily availablefor purchase/use OSecondary data are relatively cheaper than comparableprimary data OSecondary data tend to bemorespecific and up-to-datethan comparableprimarydata. OPrimary data you collected can be used as secondary data by someone elsein thefuture</text:p>
          </table:table-cell>
          <table:table-cell/>
        </table:table-row>
        <table:table-row table:style-name="ro1">
          <table:table-cell office:value-type="string" calcext:value-type="string">
            <text:p>output41.jpg</text:p>
          </table:table-cell>
          <table:table-cell office:value-type="string" calcext:value-type="string">
            <text:p>Format of a table Table No. <text:s/>Title. <text:s/>(Head note) <text:s text:c="4"/>Stub <text:s/>Caption <text:s text:c="4"/>Row Entries <text:s/>Foot note <text:s/>Source. <text:s/>Body <text:s text:c="3"/></text:p>
          </table:table-cell>
          <table:table-cell office:value-type="string" calcext:value-type="string">
            <text:p>Format ol a table Table No Tule: (Head note) Stub Caption Entries Body Foot nole Source: Row</text:p>
          </table:table-cell>
          <table:table-cell office:value-type="string" calcext:value-type="string">
            <text:p>Formatofatable Table No. Tule Head note) Sub Caption RowEniries Body Fool nole Source</text:p>
          </table:table-cell>
          <table:table-cell/>
        </table:table-row>
        <table:table-row table:style-name="ro1">
          <table:table-cell office:value-type="string" calcext:value-type="string">
            <text:p>output42.jpg</text:p>
          </table:table-cell>
          <table:table-cell/>
          <table:table-cell office:value-type="string" calcext:value-type="string">
            <text:p>WELCORE BEST <text:s text:c="2"/>buY 0321 MILES 60744 (84/ ,827-7u10 Recp Vour recrid Va] 487-3506; 2583 3739 0321 006 4785 11/17/10 12.55 00157124 4126163 @CI 604 15.59 canon BCI-Gbx BLACR INk IteH Ta 52 4126163 BCT 6 DR 15-99 Cato <text:s/>@CI 68: BLackINk ITEX TA 52 Subtotal 08 SALES IAX Akoutt 04 ToTal 35 02 ~8370 Kasteacard 35 02 Ayriak € BeRNaL Approval 05059</text:p>
          </table:table-cell>
          <table:table-cell office:value-type="string" calcext:value-type="string">
            <text:p>ELCOME TO BEST BUY 321 NILESIL60714 847827-7110 1487-3506-2583-3739 0321006428511/17/10 12:5500151124 4126163BCI-6BK CRNON BCI-68K BLRCK INK 15.99 ITEM TOX 1.52 4126163BCI-68K CANON BCI-6BK BLRCK INK 15.99 ITEM TAX1.52 SUBIO79L SALES TAX AHOUNT 31.98 3.04 TOTAL 35.02 XX8370 MASTERCARD HYRIRM E BERNA 35.02 APPROVAL 105059</text:p>
          </table:table-cell>
          <table:table-cell/>
        </table:table-row>
        <table:table-row table:style-name="ro1">
          <table:table-cell office:value-type="string" calcext:value-type="string">
            <text:p>output43.jpg</text:p>
          </table:table-cell>
          <table:table-cell office:value-type="string" calcext:value-type="string">
            <text:p><text:s text:c="3"/>ear <text:s/>The Love Song of J. Alfred Prufrock <text:s/>S'io credesse che mia risposta forse <text:s/>A perzona che mai tornazze al mondo, Questa fiamma staria senza piu scosze ‘Ma percioche giammai di questo fondo Non torno vivo alewn, s''odo il vero, Senza tema d'infamia ti rispondo </text:p>
          </table:table-cell>
          <table:table-cell office:value-type="string" calcext:value-type="string">
            <text:p>Autostte 9-0 rL Codtut Neogu Kome Insen Design Lajou R Terenoes Nallings Reviet Heilp Grammanty The of J Alfred Prufrock B; T $ Elot S"0 credesse che mia risposta fonse Aperjora [ mai torasse morco; Qzerta fiantma staria *za pit 5cori Ma Percioche giamrai di questo fondo Aon forroino aicil 'Odo Tero Serza tema tamia rispondo Lat us g0 than You and [ When the cicning sprcad out 4gunst the sky Like Pibcoi cthcnzed upon table; Lct us gO, through ccrtuin half-dscrted strcets The muticnng Icteats Ofsestless nights mn on2-night chczp hotcl And swdust restaurants With Oytcr-shclls" Succtethat follou like tcdious uSuent PJde ! 0i3 t iO Mord: 3ed "Dfacur Love Song</text:p>
          </table:table-cell>
          <table:table-cell office:value-type="string" calcext:value-type="string">
            <text:p>ABAoSe O Hiome Insert Desig Revien Viaw Help The Love Song of J.Alfred Prufrock By T.S.Eliot io credesse che mia rispostc persona che mai tor Let us go then, you and I. hem night cheap hotel Streets that follow kke a tedious argument 37of1107words D.Focus</text:p>
          </table:table-cell>
          <table:table-cell/>
        </table:table-row>
        <table:table-row table:style-name="ro1">
          <table:table-cell office:value-type="string" calcext:value-type="string">
            <text:p>output44.jpg</text:p>
          </table:table-cell>
          <table:table-cell office:value-type="string" calcext:value-type="string">
            <text:p>MUTUAL RELEASE Agreement of Purchase and Sale <text:s/>Rick Jagger and Terry Hal, as Purchasen) ACME Homes. a: Vendox) <text:s/>RE: Agiement of Purchare and Sale between the Vendors) ang Purchases. <text:s/>ACCEPTED: the Fiteenth day of June ,2001 <text:s/>CONCERNING: the subjectpropertyknoun ar: Lot 1, Concession 7 (2 Sunset Boulevard) 13: move parulaty deseibed inthe ore mantoned Agreement of Purchase and Sale <text:s/>DEPOSIT held by: ACME Homes, as depesthelder <text:s/>WE, he Purchases and the Vendots inthe above noted tansacton, hereby release each ofr and the Agent) in the proposed ttansachon, from al tabdides, covenants, oblgaten, daims and sums of money afisng out of he above Agremant of Purchase and Sale, together wh any sights and causes of acton that each pary may have had against be cthet and he Agents), and we tect he part nolan the dapoct ot She thousand Canadan Ooilay anduero cunts fan $5 00000) debuts it ar folower Fal rund by cashiers heque <text:s/>and this shal be heir good. ful and sutt cent and inevocable auhotly fr s0 dong THE AGENT(S) hereby relaase(s) both partes trom any dam that hathey may have had for commission or ober remunesaton in he above tansacion, except as may be heterbefore specticaly provided THE RELEASE shal be binding upon the hells, emoutors, ‘Semunictratts and designe ofall pares executing the same <text:s text:c="4"/>DATED <text:s/>SIGNED, SEALED AND DELIVERED Inthe presence of: <text:s text:c="4"/>DATED <text:s/>SIGNED. SEALED AND DEUVERED Inthe presence of <text:s/>ies} <text:s text:c="4"/>DATED at <text:s/>SIGNED, SEALED AND DELIVERED Inthe presence of: <text:s text:c="3"/></text:p>
          </table:table-cell>
          <table:table-cell office:value-type="string" calcext:value-type="string">
            <text:p>MUTUAL RELEASE Agreement of Purchase and Sale beTreer Rick 392 -and Tetry Hall; Purchasens) AND: Ache Homes, Vendons) Aqeetent 0f Purchare Jnd Sak betveen tt Vejon ) Purchasens) Accepted: tne Fiteerth day June , ZOOT concERrNG pppertyinowt Lc1 Coreee7 (2ane Bouerd) more panculaly described in hetore mentoned Agreement of Purchiase Jnd 3d DEPOSIT held by; ACME Homes, depostholder te Purchasen tne Vendon ahove noted tran-aeor hereby Telase ejch oner Jnd he Agents) the proposed cotenjnt oblauion. duiu Jnd Jnn9 cufofhe above Aqbement Ufonat oderme[n any #ghbs ad Cet Jcbon that each pany mJy have had 'guint nie Other and ne Agents) ano Ml direot Te te dpost c Sxtholsand Canadan Dollan andzev Ous Con#6,OOODO) disbude itas tolore Ful Tennd Gnsne Hequ ndtthitsha De neil good,Tulad sundent and unonty Tor so ~ENTCS) Fereby releae(s) bonh pames Trom ay dit tattema have hadfor commision Ofoner [emanedicn adome Tarm@nn LrCd Mav hefeinbefon ACO provded THE RELE-SE shal bin ding upon nelm excuon DTJOE Jnd Jsians or ail pame ecuna tne I DATED I day 61 Sicned, {ENED AND DELMERED WlTtEssenerotinae hereurto getmy hand andseal: IntAe prezence of: 6ins (Fuchaser) Mo Qatness) (Puthzer) (39) DATED QJF OT Wiend.SEFWEd -ND DEUVERED IN EMtess enebofl hure hereurto setmyhund andged: the pfetence Ae5 (t (er) (ie) 4354n (Wuiness) (Vendc) (Dte) DATED # 0301 Sicned, SEHED AND DELNERED WiTiESS enerot[ hare hereurto zet my hand and seal: Inthe prezence of: (nes) (Rumonzed Siniue &amp; eepocthaken (Dae) ~RJAEGD Br: 66) (1e @o-cenn Btrer) Me) Tulc Idona:</text:p>
          </table:table-cell>
          <table:table-cell office:value-type="string" calcext:value-type="string">
            <text:p>MUTUALRELEASE Agreement of Purchase and Sale BETWEEN AND: ACME Homes.as Vendors Agleement of Purchaseand Sale betweentheVendosnd Pur ACCEPTED he Fiteenth day of June .2001 CONCERNING eeribodip and S ale DEPO SIT held byACMEHomes.as deposit holde SCan.$6.00000tod 4.TME DATED JOHED SEALEDANDDEUVERE 3enohaeehereunto setmv hand andse Rainaas Puchas.cn tness Puhasen Dael DATED IGNED.SEALEDAND DELVERED nda We nwitness endar Dite DATED ness Aumonzed Sinudepootholden Dae CKNOALEDGEO BY uangise Uze Lo-opengoer</text:p>
          </table:table-cell>
          <table:table-cell/>
        </table:table-row>
        <table:table-row table:style-name="ro1">
          <table:table-cell office:value-type="string" calcext:value-type="string">
            <text:p>output45.jpg</text:p>
          </table:table-cell>
          <table:table-cell office:value-type="string" calcext:value-type="string">
            <text:p>Osterent Sp <text:s/>Females <text:s/>stemmoon Responses” <text:s/>en a3 second inter <text:s text:c="3"/></text:p>
          </table:table-cell>
          <table:table-cell office:value-type="string" calcext:value-type="string">
            <text:p>able Frequency 0f Stereotpic Behanor in Capie Lamand Gonllas Undet Dwerent Surnuli win and #noul Anndepressants Tnle Smulus Level" Colun Stubhead spaner Colunn heads Giqup_ Tale Spaner Stub Koining Responses Females Tn Krhoui Miles Mmn 2 Finout Tale body Tale spanner Ateinoon Responses- Femals Kan " Wehoui Hales Mh 36 Mnout Dridet Note. Behanors wete taken a1 3 second ntenals I-lonest {ehghest Taile nole</text:p>
          </table:table-cell>
          <table:table-cell office:value-type="string" calcext:value-type="string">
            <text:p>Table1.Frequency ofStereompicBehaviorin Capthe LoMand GoriltasUnde Title samulusLerel Colui KorningResponses 23 9 M Wthou 24 Males wih 24 2 Wtou Aoon Responses Females 1968 28 2 wn 1228 withou Males 334 With 29 Withou NoteBehamiors were taken at 3second Inlerals 1=lowest4=highest ahle not</text:p>
          </table:table-cell>
          <table:table-cell/>
        </table:table-row>
        <table:table-row table:style-name="ro1">
          <table:table-cell office:value-type="string" calcext:value-type="string">
            <text:p>output46.jpg</text:p>
          </table:table-cell>
          <table:table-cell office:value-type="string" calcext:value-type="string">
            <text:p>(Cine Vatley Medical Center PUSR-RA Posi: Residency <text:s/>PODIATRIC MEDICINE AND SURGERY ROTATION ASSESSMENT <text:s/>Competent No Opportunity to Evaluate fe ‘aad needs <text:s text:c="22"/>least partly hough it <text:s/>Proficient - Has a deep understandin ns holistically, can achieve ahi routinely. <text:s/>Expert - Has an authoritative or det understanding deals able to go beyond existing interpretations, achieves excellence with ease. <text:s text:c="4"/>‘WOUND CARE COMPETENCY <text:s text:c="4"/>rates the ability histories and phy: <text:s text:c="10"/>mstrates the ability appropriate plans of m: <text:s text:c="7"/>ngitis, abscess formation its. <text:s text:c="21"/></text:p>
          </table:table-cell>
          <table:table-cell office:value-type="string" calcext:value-type="string">
            <text:p>Chibe Valey Mbrl C td FLESR-RRA Foduax Rridtey FODLATRIC HDICE E AD SURGERY ROLATION LEJDMT DAEES OF ROTATON RESIDET PLuMOaru THE NUMREI Fju {de enon #HIc48L7 Duscue NULDELMT Orum inul y Du]e Hpuunat Exptrt Profcent Competent Advanted Bepnner Novice Oppontunity to Evaluate Aonce Hasan Incomplete understandin} Pproache Gtks mechanisacallyand necds muperion to complete tbem Advanced Beginner Hara working understanding tendsto se actons %9 series cfsteps complete simplertasks "ithout :uperision Competent- Ha &lt; working background understanding %ee acnon: at least partly in context able to complete wprk independendyto Jandard tbatisarcepaable though ft MyheRinement Proficient - Haa deep understanding Gees actlons bolisticallu; cn acheve high suandard routinely- Expcrt Hasan authortadve Or deep holstic undertanding deals wth rouune mattcrs mntcluable_eabandanng nntennuion A hiriarclanuhe WOUND CARE COMPETENCY Dcmonstrates tne Jbibtyt0 peronn problen- foqedhixtonciandphyacal ~rannenons Demonstratej tne abllity order a04 intcrpret diagnosut sudies including umaging Laboratory {D Pathology reportz or non-invasie vaxular ndia Damon-cate; tle abiltyto Bormulate Eppropiate differentialdum28 Demonuates the bibty formulate and Imiplemant appropnateplui ofmancmcnt Demonstrate <text:s/>the ability t0 aszess Qexent panandnuatnaierni Demonsuates he . tonecoznize common and compkex Infectons Oithe lowerextrmity staining wound- zucha cllulia; lymphangitis, abscess formation ando tconrelna Demonsoatesthe Dilty to perform technique? and procedure: induding injections wound d-bndemenf obtaining wound ad bona clun: Airtongzpplcngaovanous Good and Zby =</text:p>
          </table:table-cell>
          <table:table-cell office:value-type="string" calcext:value-type="string">
            <text:p>ChiValey Medal Ceeter FASR-RRA Podatrk Rerideecy DATESOFROTATION RESIDENT Expert Proficient Competent Advanced Beginner NOMIC to Evaluate can complete simpler tasks without supervision Competent-Hasa good working and background understanding sees actions at least partly ncomN30le.t0 may lack refinement Proficient-Has a deep understanding sees actions holistically.can achievea high standard routinely Expert-Has an authoritative or deep holistic understanding deals with routine matter WOUND CARE COMPETENCY cused histories and physical examinations Demonstrates the abilfty to order and interpret tes the ability to formulate rapn3eerenadiaenoses trates the ability formulate and 4 2 amonstrates the ability to recognize commor 4 aosteomuent eabjlity to perform technic wound ent.ooiauiins und ang bone ulturs.aspirations. application of various</text:p>
          </table:table-cell>
          <table:table-cell/>
        </table:table-row>
        <table:table-row table:style-name="ro1">
          <table:table-cell office:value-type="string" calcext:value-type="string">
            <text:p>output47.jpg</text:p>
          </table:table-cell>
          <table:table-cell office:value-type="string" calcext:value-type="string">
            <text:p>8” August 2018 <text:s/>BREAK UP FOR BONE MARROW TRANSPLANT <text:s/>‘onditioning Chemoth Antibiotics /Anti Fur Antivirals Immunosupressive Agents Investigations Blood Products Transplant Char, Disposables Hospitalization ch: Donor stem cell collection <text:s/>Post Transplant follow up (for 6 — 8 weeks) - <text:s/>Total <text:s/>(Rupees Twenty lakhs only) <text:s/>Nit Health City <text:s/>Rogistered Office <text:s/>Comporate Office: 261/A, 2nd <text:s/>Rs.1,00,000 Rs.1,50,000 Rs.2,50,000 Rs.2,50,000 Rs.2,50,000 Rs. 1,50,000 Rs. 1,00,000 Rs.2,00,000 <text:s/>Rs. 50,000 <text:s/>Rs.5,00,000 <text:s/>Rs,20,00,0 <text:s text:c="3"/></text:p>
          </table:table-cell>
          <table:table-cell office:value-type="string" calcext:value-type="string">
            <text:p>Mazumdar Shaw NHMezcdener Unorrn&gt; 8" August 2018 Patient Name: Suresh: $ MRN: 10020000569492 S BREAKUPEQR BONEMARROW TRANSPLANT Conditioning Chemotherapy Rs.|.OO.O00 Antibiotics /Anti Fungals Antivirals Rs.|.50.000 Immunosupressive Agents Rs.2.50.000 Investigations Rs.2.50.00Q Blood Products Rs.2.50.000 Transplant Charges Rs. [.50.( Disposables Rs:[.00.000 Hospitalization charges Rs. 2.00.000 Donor stem cell collection Rs. 50.000 Post Transplant follow up (for 6 8 Wecks) Rs.5.00.000 Total R2u,uLuuuL (Rupees Twenty lakhs only) Fon Aoln manm Hararana Hrudaralara Linkted Pietously Naruyana Hnanralaya Pa;Lia ) CHiL85t1OKAZOUOPLC127497 Nn Heatth City. Bomntatno Industna ien Anol Maln Danetore 560099 Far: +91.00 27032040. Io fencenhnoceatu eN Wnanayanancarn 69 Registercd Oflice: 2S8A Bommuaurra Induatrial Alua Alekal Takix Bangulore 560093 Corporato Otlico; 761/4Znd Fot Bommuandra Industteni Nua, Anekh Tnnkk Banquiore 550053 <text:s/>J00o %o Met ` Sulp Seto 258/48 </text:p>
          </table:table-cell>
          <table:table-cell office:value-type="string" calcext:value-type="string">
            <text:p>azumdar Shaw Tedical Center 8August 2018 Patient NameSuresh.S MRN:10020000569492 BREAK UPFOR BONE MARROW TRANSPLANT Conditioning Chemotherapy Rs.1.00.000 Antibiotics /Anti Fungals/Antivirals Rs.150.000 Immunosupressive Agents R.2.50.000 Investigations R.2.50.000 Blood Products R.2.50.000 Transplant Charges Rs.1.50.000 Disposables Rs.1.00.000 Hospitalization charges Rs.200.000 Donor stem cell collection Rs.50.000 Post Transplant follow upfor 6-8 weeks Rs.500.000 Total R,20,00,000/ (Rupees Twenty lakhs only</text:p>
          </table:table-cell>
          <table:table-cell/>
        </table:table-row>
        <table:table-row table:style-name="ro1">
          <table:table-cell office:value-type="string" calcext:value-type="string">
            <text:p>output48.jpg</text:p>
          </table:table-cell>
          <table:table-cell/>
          <table:table-cell office:value-type="string" calcext:value-type="string">
            <text:p>Cost Center Month Work ordertype Code | WIP Count | JB 2015 External JB 2015 JB 2015 JB September 2015 External "JB September 2015 JE UUnternal (September 2015 JB October 2015 JB October 2015 JB October 2015 J6 November 2015 External JB [November 2015 Internal Nnvemhar 2015 August <text:s/>August "Interal August 'Warranty Warranty External Unternal Warranty arann</text:p>
          </table:table-cell>
          <table:table-cell office:value-type="string" calcext:value-type="string">
            <text:p>Cost Center Month Work ordertype CodeWIPCount JB August2015 Exteral B August 2015 Intemal B August2015 Warranty JB September2015 External JB September2015 Internal September2015 Warranty B October 2015 External JB October2015 Internal JB October2015 Warranty 39 November 2015 External B November 2015 Intemal IR Novemher015 Warranh</text:p>
          </table:table-cell>
          <table:table-cell/>
        </table:table-row>
        <table:table-row table:style-name="ro1">
          <table:table-cell office:value-type="string" calcext:value-type="string">
            <text:p>output49.jpg</text:p>
          </table:table-cell>
          <table:table-cell office:value-type="string" calcext:value-type="string">
            <text:p>Matrix 2D Transformation <text:s text:c="3"/></text:p>
          </table:table-cell>
          <table:table-cell office:value-type="string" calcext:value-type="string">
            <text:p>Matrix 20 Transfomation Ths box tas matftr vabes &amp; mati 50,5,0,5,.0,5,06,0,0</text:p>
          </table:table-cell>
          <table:table-cell office:value-type="string" calcext:value-type="string">
            <text:p>maux0.5.0.5.-0.5.05,0. This box has matrt vals Transfommation Matrix2D</text:p>
          </table:table-cell>
          <table:table-cell/>
        </table:table-row>
        <table:table-row table:style-name="ro1">
          <table:table-cell office:value-type="string" calcext:value-type="string">
            <text:p>output50.jpg</text:p>
          </table:table-cell>
          <table:table-cell office:value-type="string" calcext:value-type="string">
            <text:p>Evaluation Strategies <text:s/>re should be component of self evaluation” Self evaluation will be important’ Portfolio reflective exercese Mentor assessment of independent thiniong and clinical judgement +/- multi-source feedback’ Oral exam, ot OSCE type exam— where you <text:s/>ons with a real pahent <text:s/>Evaluate role as chair of certain rounds" Patient feedback could be helpful” Feedback forms torn teaching sessons Evaluation of resident teaching or evaluating more junior residents” <text:s text:c="3"/></text:p>
          </table:table-cell>
          <table:table-cell office:value-type="string" calcext:value-type="string">
            <text:p>Evaluation Strategies ha z should Ea compocantaf se f exaluation" 'Soll cvaluallon wil bce unpordant" Pomtalo (F"ecuetie e" Kenre 0350{{ mentof indepencant iunongend clnical judgemenl + = mulll-soiirceleedback" Oral evm &amp; OSCE tpe eat_ #tolejou 0cet= intf ictons Mmame: Pilen Eva uala rola a5 chair of cera n round:' Fallcnt tcedback cou dbe helplul" Fecdac brms tom lcachng eton;" Exuatan af residenf ledcring or evaluating more Junior rasidenks</text:p>
          </table:table-cell>
          <table:table-cell office:value-type="string" calcext:value-type="string">
            <text:p>Evaluation Strategies There should be comoanent of self evaluation Self evaluation will be imoortant Portfollo.renleete exerse Mantar assessmant of indeoandantth ning ang clinical judgement+/-multi-sourceleedback Oral cm.ot OSCEtye-Whete yu obsene interactonswitn a reapanent Evaluate role as chair of certain rounds Patlent feedback couldbe helpful Feedback forms from teaching sessions Ealuatan of resident teaching or evaluating more junior residents</text:p>
          </table:table-cell>
          <table:table-cell/>
        </table:table-row>
        <table:table-row table:style-name="ro1">
          <table:table-cell office:value-type="string" calcext:value-type="string">
            <text:p>output51.jpg</text:p>
          </table:table-cell>
          <table:table-cell office:value-type="string" calcext:value-type="string">
            <text:p><text:s text:c="3"/>[Regd No. 2180/83 q Tel: 0291-2627429 Fax: 0291-2627108 | <text:s/>12, NAI SARAK, JODHPUR- 342002 (RAJ.) <text:s/>Date <text:s/>Room No — <text:s/>| Date of Departure | Particular a L | | | Super deluxe/ single bed room <text:s/>| Deluxe/ double bed room <text:s/>Super deluxe/ double bed room <text:s/>| Deluxe/single bed room <text:s/>| | double bed room <text:s/>single bed room <text:s/>extra person <text:s/>RN | REFUND /RECEIVED L | <text:s/>| Thanks ER OE <text:s text:c="4"/>Manager | <text:s text:c="4"/>J <text:s text:c="3"/></text:p>
          </table:table-cell>
          <table:table-cell office:value-type="string" calcext:value-type="string">
            <text:p>Regd No. 2180/83 Tel: 0291-2627429 Fax: 0291-2627108 HOTEL MARUDHAR 12,NAI SARAK, JODHPUR- 342002 (RAJ:) Bill p0 Dale Shri Date of Amval Time Room No Date of Departure Tume Serial No Particular Rate Amount Super deluxe/ double bed room Super deluxe/ single bed room Deluxe/ double bed room Deluxe/single bed room double bed room single bed room extra Person Amount(in words) rupees Total LESS ADVANCE RNO- REFUND /RECEIVED Tnanks E&amp; 0.E Manager Days</text:p>
          </table:table-cell>
          <table:table-cell office:value-type="string" calcext:value-type="string">
            <text:p>el:0291-2627429 Fax0291-2627108 HOTELMARUDHAR 12,NAISARAKJODHPUR-342002RAJ.) Bill ne Date Shni Date of Arrival Time Room No Date of Departure Serial No Particular Day Bate Super deluxe/doublebedroom Super deluxe/singlebedroom Deluxe/doublebedroom Deluxe/singlebedroom double bedroom singlebedroom extra persor Amount(in words)rupees Total LESS ADVANCE R.No. REFUND /RECEIVED Thanks E&amp;O.E Manager</text:p>
          </table:table-cell>
          <table:table-cell/>
        </table:table-row>
        <table:table-row table:style-name="ro1">
          <table:table-cell office:value-type="string" calcext:value-type="string">
            <text:p>output52.jpg</text:p>
          </table:table-cell>
          <table:table-cell office:value-type="string" calcext:value-type="string">
            <text:p>Ss ACCENT tours a traves <text:s/>Century Plaza, GS, Road, Ganeshguri, Ghy.6 Ph: 907049836, 43616379 mal: accent toursandravels@qmaicom, <text:s/>RECEIVED withthanks from.... AA <text:s/>A oe thesum of apes... wees <text:s/>aly und On <text:s/>hy v Drawnon <text:s/>casi CHEQU <text:s text:c="6"/></text:p>
          </table:table-cell>
          <table:table-cell office:value-type="string" calcext:value-type="string">
            <text:p>MONEY RECEIPT ACCENT Tours &amp; Travels GS Road; Ganeshgur; Ghy-6 Ph; : 9207043836,9435+46379 Emal; accenttoursandtravels@gma <text:s/>com No 822 Datc ~Zyofpe RECEVED wilhthonb fon_(Lh__tl_Ohulla 'Sum of Rupees 4x_Zluen2_Ox Dated Drawn on Accout CASH CHEQUE DRAFT Payment Q5,000/ Balance Due Rrtaesctiorato6oe | ehjceul a <text:s/>tinnb] Century Plaza, Qucealy- </text:p>
          </table:table-cell>
          <table:table-cell office:value-type="string" calcext:value-type="string">
            <text:p>MONEY RECEIPT ACCENT Tours &amp;Travels Century Plaza,GS.Road,GaneshgurGhy-6 Ph.:9207043836.9435115379 No. Emailaccent toursandtravels@gmail.com 827 1o1 RECEIVEDwiThthanls fom..ctc/L/OJe//g TuecaLy the stm of Rupees dine <text:s/>Lhusane cng No. Dated Drawnon Accoumt CASH CHEOUE <text:s/>DRAFT Payment 26.00 Baiance Due rsTr</text:p>
          </table:table-cell>
          <table:table-cell/>
        </table:table-row>
        <table:table-row table:style-name="ro1">
          <table:table-cell office:value-type="string" calcext:value-type="string">
            <text:p>output53.jpg</text:p>
          </table:table-cell>
          <table:table-cell/>
          <table:table-cell office:value-type="string" calcext:value-type="string">
            <text:p>~enncin Kdluator Sc henlra Clinical P'erletinance Rannut [CcN <text:s/>ODicr ALAAEAid LIEI1OT (KOCA Eincured €r DiuonS ElnulucdckuRamI kccni FTet Rcnon Kcquueu Kcallinu [dcn( /444tian #uurnkunLuluuleni Frorrim Director Facullt uncTYU Nurine Fhtucungnntl Occun-tLi] therny Sproch Jnd lanpuge Pathology thceapt Ccu #oLci patchole ROO Reileey ObecrVelin Comnelency Arseshient (sr [0m As1e mnetruclloneh Malalknankd-EAusAL On-ling exntacdon thook mileri_ pcnodically b:tetd Ahlulc Sclr-Aat nicu Framin_e FMAR JnuIL; naletullexnnAtin Self-A~ekmcni Fxanion Haatrodingnarta JuINL Fcdicins PoT 3 Dauly Anna Mort ul buard extnn - I4kce yaly Fucully svuluation MEAinr Fuluae LItaGut; Facuily Cinan ufrcidcnl 1q Ftalntl Ppnkw of# rilcn histons ntelcnEnc EMG rpOr - 4ld dichJc -uinitn- curC Iaoi Trc <text:s/>4wnlcu Dro_TCt ilc St dscharge Almnthnee Eldi</text:p>
          </table:table-cell>
          <table:table-cell office:value-type="string" calcext:value-type="string">
            <text:p>PY3</text:p>
          </table:table-cell>
          <table:table-cell/>
        </table:table-row>
        <table:table-row table:style-name="ro1">
          <table:table-cell office:value-type="string" calcext:value-type="string">
            <text:p>output54.jpg</text:p>
          </table:table-cell>
          <table:table-cell office:value-type="string" calcext:value-type="string">
            <text:p>Apollo Nida 0 ozs Po Boxeenet N . 102412 Alinta Ga ms 2 102512 ‘Atlanta GA31126 eae Igcor <text:s/>us : tolt <text:s/>[emo | owe <text:s/>Description | <text:s/>ack your yng a Hoy cael cau seual Tota ote yaaa be te 1 your 0 2 Balance 000 <text:s/>Guest Signature <text:s text:c="3"/></text:p>
          </table:table-cell>
          <table:table-cell office:value-type="string" calcext:value-type="string">
            <text:p>Holidaylnn 03-01-13 Rcom K0; 0723 Apollo Nida Fc"o No; CrIO 10 24-412 Po Boxe NR Numcer Depature 10-25-12 Atlanta Ga Group Coce Cont Nj: 61713328 Alanta GA 31126 Comtany Membershp No Rare Coze iGcoR Page No; 40i Inkoie No Charges Credits Date Description 185 10-27-12 Pattn Suf 1~m 40224-12 Roon Axontederrs 1024-12 Saes Tar - 8%4 92 00-22-12 Cccupancy Tar * 8 = 190 102-12 Ame Con [ 2r38 xxocouxxicoa Aina Hetui Saldct Atsnla Cx0moi Corteiance Cante Oubttying Total 138.64 138 64 Weanatol 481nq <text:s/>madedotcna Dennts "Ce [hue a"sy #m suton Picaly beemdted t0 yCur Kecunt H meatcn Maahole tebtertent 0i0j481ua ratenvjt OrfofLne Updat OcccWre 0.00 Blorty ub com ecaroleC Aecemng Inelert K Balanct Guest Signaturo: Fen 'nm 5467i Grtrrtaera Unereeriinrionatarton Traernacdledora caerale € 80rt7z 4jor3n5t! Banedonsa ttionnu 0edudt Ma 4oortt Jaiotik Jnng</text:p>
          </table:table-cell>
          <table:table-cell office:value-type="string" calcext:value-type="string">
            <text:p>Holiday Inn 114 03-01-13 Folio No AJR Numbe Arrival Group Code 10-25-12 ta GA3112 Company 61713328 Rate Code IGCOR Membershio No.PC Page No. ivoice No 10f1 ChargesCredits Descriptior 18.00 10.24-12Pan 104.00 10-24.12RoomAccomm de.On 8.32 10-24-12 Saes Tax-8% 10-24-12 Occupancy Tax-89 138.64 10-25-12 AmencanExpres XXX00X0000XX1000 138.64 Tota 138.64 Balanc bn loeik do 0.00 etcad ch</text:p>
          </table:table-cell>
          <table:table-cell/>
        </table:table-row>
        <table:table-row table:style-name="ro1">
          <table:table-cell office:value-type="string" calcext:value-type="string">
            <text:p>output55.jpg</text:p>
          </table:table-cell>
          <table:table-cell office:value-type="string" calcext:value-type="string">
            <text:p>Field List <text:s text:c="3"/></text:p>
          </table:table-cell>
          <table:table-cell office:value-type="string" calcext:value-type="string">
            <text:p>PivotTablel PivotTable Fields ACTE FlL To build a report, choose fields from the PivotTable Cncoze fields to add to report Field List Customer_Info 11 fields Between areas belowe 12 alteRS COLUMNS 13 14 15 16 ROWS 2 VALUES 17 18 19 20 Defer Layout Update Upd_Te 21 22 Dreg 5</text:p>
          </table:table-cell>
          <table:table-cell office:value-type="string" calcext:value-type="string">
            <text:p>G E H PivotTableFields X PivotTable1 ACTIVE ALL 6 To builda report,choose 7 fields from the PivotTable Choose fields to add to report 8 Field List 4Customer Infc ED 100 1 Drag fields between areas below 57 Y FLTERS II COLUMNS 13 11 B5 15917 ROWS VALUES 152 20 Defer Layout Update UPDATE 21 22</text:p>
          </table:table-cell>
          <table:table-cell/>
        </table:table-row>
        <table:table-row table:style-name="ro1">
          <table:table-cell office:value-type="string" calcext:value-type="string">
            <text:p>output56.jpg</text:p>
          </table:table-cell>
          <table:table-cell office:value-type="string" calcext:value-type="string">
            <text:p><text:s text:c="12"/>12 Version Control <text:s/>222 <text:s/>ft ee <text:s text:c="6"/></text:p>
          </table:table-cell>
          <table:table-cell office:value-type="string" calcext:value-type="string">
            <text:p>Document Management Cmrne Cne Tte EEeISEn Mata#SE0 Daend Focnctrt Brelgnbart at Pirs0n Drtenitp Dvetpnan Set/2eigender @aldbute t0 Acprato Vanng mentto: TEvEn 6eeot eFrn ZD FFE Viocnrd ahnt ~ nerentopZu EnIuatrcln4 € cet DrEtare {3e o Endeoneeo a autr Tnetao 9 etpwestwrrhd= "7 SpnDerdmm <text:s/>0 #4i4ldt Vnaetne t retnemerst0 le dr"ner #econal dbteor40sua14na7 nfnoc OSUad PEEF Ilsun al Edfr [F poeie "F4pOElly bnepd ne docuntn @p-lodre uneasremdxcron bou Gocnndo nnenrennoe Appltonvan genen #t Spslen Decidn Doarne { oerotech 11 Contnbutors FTLltc 0 21t= EEEELRT 4 Gorncn 12 Version Control erne E7e1</text:p>
          </table:table-cell>
          <table:table-cell office:value-type="string" calcext:value-type="string">
            <text:p>wiae 1.1 Contributor 12 Version Control</text:p>
          </table:table-cell>
          <table:table-cell/>
        </table:table-row>
        <table:table-row table:style-name="ro1">
          <table:table-cell office:value-type="string" calcext:value-type="string">
            <text:p>output57.jpg</text:p>
          </table:table-cell>
          <table:table-cell/>
          <table:table-cell office:value-type="string" calcext:value-type="string">
            <text:p>Ptolact Tele Dte prap4ed @y : ptelctourula YeEnAro <text:s/>Fee prouuccn1Gte Erurdnne Eud #actn Each ifunt Cralin Ccae Eutetet Wotutetad FEN ve Eeooin ELAEe FcoD Een Eited Fpo 46 prorcudand del4tA4Alder loconr DVE Da [alael Nd 4a K1o cot Fecd prutrd_Itum 4ul44 EdRl ED maor4 Ebn</text:p>
          </table:table-cell>
          <table:table-cell table:number-columns-repeated="2"/>
        </table:table-row>
        <table:table-row table:style-name="ro1">
          <table:table-cell office:value-type="string" calcext:value-type="string">
            <text:p>output58.jpg</text:p>
          </table:table-cell>
          <table:table-cell office:value-type="string" calcext:value-type="string">
            <text:p>globsyn skills <text:s/>2&gt;index Page <text:s text:c="3"/></text:p>
          </table:table-cell>
          <table:table-cell office:value-type="string" calcext:value-type="string">
            <text:p>globsyn skills Ld G d ieia GES Project Documentation Format piciect nuntton Mnt PC zroupi Ine prescalation dov IJ.ling whkh eoddmor thetKall not Eninc eO entt Pro ect Docurncnt must conform {heronmakeiten bclow) Bueny doqurecntoto TTIUIE €Orltomn Droreri Citufroi cuch Mrrdtt N gioue Foriatior profrg Uctite Oivcn Or thc Fnd e Ene doruntr 1&gt;Title Oclinc / Automaied Studcnts Rer ftration Svttem Usink 1ava6 Goln Membent rnrnaner ~Colcke- Lacekancn No anamct &lt;Coikee <text:s/>~ReR tatian nor 2&gt;Index Page PFeno (tent Lnr Page</text:p>
          </table:table-cell>
          <table:table-cell office:value-type="string" calcext:value-type="string">
            <text:p>globsyn skills GFS Project Documentation Format 1&gt;Title Page</text:p>
          </table:table-cell>
          <table:table-cell/>
        </table:table-row>
        <table:table-row table:style-name="ro1">
          <table:table-cell office:value-type="string" calcext:value-type="string">
            <text:p>output59.jpg</text:p>
          </table:table-cell>
          <table:table-cell office:value-type="string" calcext:value-type="string">
            <text:p>TEAM PROJECT FINAL ASSESSMENT ITDY 120: LEADERSHIP THROUGH SELF DEVELOPMENT Fat 2005 <text:s/>| Team Name: | Team Members: | 7. )2. <text:s/>Team Topic: 13. <text:s/>Competency Area Comments <text:s/>Preparation Well researched O Helpful Outline O Keptto time requirements (6-8 min. per person X # in group) OQ Well rehearsed Q Professional dress Organization O Attention Getter Q Conclusion Organized body that flows logically O Clear transitions between speakers <text:s/>Content <text:s/>Clear assertion in beginning <text:s/>O Persuasive arguments with supporting evidence &amp; research <text:s/>O Altemative argument and rebuttal <text:s/>O Creative &amp; appropriate recommendations <text:s/>O Visual Aids (PowerPoint sides, handouts) <text:s/>Delivery Audience adaptation &amp; engagement O Body language and voice O Confident &amp; comfortable with topic O Other team members not distracting <text:s/>Team Project &amp; Presentation Grading Form Instructor: Dr. Lynn Donahue Page 1 of f <text:s text:c="3"/></text:p>
          </table:table-cell>
          <table:table-cell office:value-type="string" calcext:value-type="string">
            <text:p>TEAM ProJECT FINAL ASSESSMENT ITDY 120: LEADERSHIP Through SELF DEVELOPMENT FALL 2005 Team Name: Team Members: Team Topic: Group Presentation_ _100 points or 10% Competency Area Comments Preparation Well researched Helpiul Oulline Kept l0 tine requirements (6-8 min: per person X # in group) Well rehearsed Professional dress Organization Attention Getter Conclusion Organized body that ilows logically Clear transitions between speakers Content Clear assertion in beginning Persuasive arguments with supporting evidence &amp; research Altemative argument and rebuttal Creaive appropriate recommendations Visual Aids (PowerPoint slides_ nandouts) Delivery Audience adaptation &amp; engagement Body language and voice Coniident &amp; comfonable with lopic Other team members not distracting Team Project &amp; Presentation Grading Form Instruictor: Dr. Lynn Donahue Page</text:p>
          </table:table-cell>
          <table:table-cell office:value-type="string" calcext:value-type="string">
            <text:p>TEAM PROJECT FINAL ASSESSMENT ITDY120: LEADERSHIP THROUGHSELF DEVELOPMENT FALL 2005 Team Name Team Members 7 2 Team Topic. 3 al Group Presentation-100points or 10% Competency Area Comments Helpful Outline Well rehearsec Professional dress mizatior Attention Geter Conclusion Organized body that flows logically O Clear transitionsbetweenspeak Conten supporting evidencersarch Altemative arqument and rebutta Creative&amp;appropriate tecommenda Visual AidsPowerPoint slides handouts) Audience adaptation &amp;engagement Confident&amp;comfortable with topic Other team members not distracting Team Proiect&amp;Pre Grading Fol</text:p>
          </table:table-cell>
          <table:table-cell/>
        </table:table-row>
        <table:table-row table:style-name="ro1">
          <table:table-cell office:value-type="string" calcext:value-type="string">
            <text:p>output60.jpg</text:p>
          </table:table-cell>
          <table:table-cell office:value-type="string" calcext:value-type="string">
            <text:p><text:s text:c="6"/>management due to the poor security of all documents, papers, and ot! to daily transactions and inventory. For each good and each suppli <text:s/>records have been kept, which takes a long time and is useless for futu <text:s text:c="4"/>addition, due to inadequate sales and inventory manage ret calculating the quantity sold every day for each item and the useful inventory | products <text:s/>Food, pharmaceuticals, cosmetics, and beverages are all perishable things tha <text:s/>left to rot. Normally, spoiling is avoided by adopting first-in-first-out (FIFO) management, which assures that the first product received is distributed to « <text:s/>Manual inventory tracking is one of the reported issues, making it difficult toma <text:s/>of inventory. Asa result, if inventory controls are not in place, FIFO will not worl <text:s/>inventory management systems lack the necessary tools to predict future sales <text:s/>Another issue that has been noticed is that retailers are still utilizing Excel-based in management, which is antiquated and ineffective. They will perish if they do not or automate soon enough by getting online or using a proper automated system. It only outdated, time-consuming, and inefficient, but it also has a high potential for <text:s/>mistake. <text:s/>1.3. Objectives <text:s/>Because the present framework only provides limited functionality to customers, <text:s/>project provides stores with improved and more adaptable functionality. The object <text:s/>include: e To perform basic data management functions such as "add", "edit", "delete <text:s/>"update" will be accessible. <text:s/>e To provide notifications about the remaining number of stocks so as to n <text:s/>stock <text:s/>e To produce reports based on revenue <text:s/>e To predict future monthly sales based on previously recorded mont 1 ARIMA model <text:s/>e To generate bills regarding the customer sales <text:s text:c="6"/></text:p>
          </table:table-cell>
          <table:table-cell office:value-type="string" calcext:value-type="string">
            <text:p>management dueto the poor security of all documents, papers; and other materials <text:s/>related to daily transactions and inventory. For each and each supplier; a number of records have been kept, which takes a time and is useless for future reference. In addition, due to inadequate <text:s text:c="2"/>sales <text:s text:c="2"/>and inventory <text:s text:c="2"/>management, <text:s/>retailers <text:s text:c="2"/>have <text:s text:c="2"/>trouble calculating the quantity sold for each item and the useful inventory level of the products. Food, pharmaceuticals, cosmetics, and beverages are all perishable that will if left to rot. Normally, spoiling is avoided by adopting first-in-first-out (FIFO) inventory management, which assures that the first product received is distributed to customers first_ Manual inventory tracking is one of thereported issues, making it difficult to maintain track of inventory. Asa result, if inventory controls are not in place, FIFO will not work. Existing inventory management systems lack the necessary tools to predict future sales Another issue that has been noticed is that retailers are still utilizing Excel-based inventory management, which is antiquated and ineffective. will perish if they do not scale up or automate soon enough by getting online or using a proper automated system. It is not only outdated, time-consuming, and inefficient, but it also has a high potential for human mistake 1.3. Objectives Because the present <text:s/>framework only provides limited <text:s text:c="2"/>functionality to customers <text:s text:c="2"/>this project provides stores with improved and more adaptable functionality_ The objectives include: To perform basic data management functions such as "add", "edit" , "delete" and "update' will be accessible. To provide notifications about the remaining number of stocks so as to maintain stock To produce reports based on revenue. To predict future monthly sales based on previously recorded monthly sales using ARIMA model. To generate bills regarding the customer sales_ good large long day every things spoil They</text:p>
          </table:table-cell>
          <table:table-cell office:value-type="string" calcext:value-type="string">
            <text:p>hagement due to the poor security of all documentspaperrla to daily trar records have been kept which takes a long time and is useless for future refere products hanagement which assures that the first product received is distributed to customers first of inventory.Asa resultif inve ry controls are not in place,FIFOwill not work. Existing e still utilizing Excel-based invento t,which is antiquated and ineffective. They will perish if they do not only outdated,ti nistak 1.3.Objective provides stores with improved and more adaptable funetionalityT 'update' will be accessibl honthly sales based on previously recorded r To generate</text:p>
          </table:table-cell>
          <table:table-cell/>
        </table:table-row>
        <table:table-row table:style-name="ro1">
          <table:table-cell/>
          <table:table-cell table:style-name="ce4"/>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5">00/00/0000</text:date>, <text:time style:data-style-name="N2" text:time-value="09:35:43.7098443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3T13:36:37.048553402</meta:creation-date>
    <dc:date>2022-04-15T09:56:44.405177748</dc:date>
    <meta:editing-duration>PT1H44M17S</meta:editing-duration>
    <meta:editing-cycles>5</meta:editing-cycles>
    <meta:generator>LibreOffice/6.4.7.2$Linux_X86_64 LibreOffice_project/40$Build-2</meta:generator>
    <meta:document-statistic meta:table-count="1" meta:cell-count="225" meta:object-count="0"/>
  </office:meta>
</office:document-meta>
</file>